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end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font-name="Liberation Sans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Ubuntu" style:font-size-asian="12pt" style:language-asian="none" style:country-asian="none" style:font-weight-asian="bold" style:font-size-complex="12pt" style:language-complex="none" style:country-complex="none" style:font-weight-complex="bold"/>
    </style:style>
    <style:style style:name="ce8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Ubuntu" style:font-size-asian="6.40000009536743pt" style:language-asian="none" style:country-asian="none" style:font-weight-asian="normal" style:font-name-complex="Ubuntu" style:font-size-complex="6.40000009536743pt" style:language-complex="none" style:country-complex="none" style:font-weight-complex="normal"/>
    </style:style>
    <style:style style:name="ce9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Tahoma" style:font-size-asian="4.69999980926514pt" style:language-asian="none" style:country-asian="none" style:font-weight-asian="normal" style:font-name-complex="Tahoma" style:font-size-complex="4.69999980926514pt" style:language-complex="none" style:country-complex="none" style:font-weight-complex="normal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6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atz-ID</text:p>
          </table:table-cell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FP-C</text:p>
          </table:table-cell>
          <table:table-cell table:style-name="ce1" office:value-type="string" calcext:value-type="string">
            <text:p>FP-P</text:p>
          </table:table-cell>
          <table:table-cell table:style-name="ce1" office:value-type="string" calcext:value-type="string">
            <text:p>NI-C</text:p>
          </table:table-cell>
          <table:table-cell table:style-name="ce1" office:value-type="string" calcext:value-type="string">
            <text:p>NI-P</text:p>
          </table:table-cell>
          <table:table-cell table:style-name="ce1" office:value-type="string" calcext:value-type="string">
            <text:p>Blacklist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679812" calcext:value-type="float">
            <text:p>18679812</text:p>
          </table:table-cell>
          <table:table-cell office:value-type="string" calcext:value-type="string">
            <text:p>glutatione;bacoside A</text:p>
          </table:table-cell>
          <table:table-cell table:number-columns-repeated="3"/>
          <table:table-cell office:value-type="string" calcext:value-type="string">
            <text:p>transferase;rats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691757" calcext:value-type="float">
            <text:p>18691757</text:p>
          </table:table-cell>
          <table:table-cell/>
          <table:table-cell office:value-type="string" calcext:value-type="string">
            <text:p>THP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587665" calcext:value-type="float">
            <text:p>18587665</text:p>
          </table:table-cell>
          <table:table-cell/>
          <table:table-cell office:value-type="string" calcext:value-type="string">
            <text:p>STZ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679831" calcext:value-type="float">
            <text:p>18679831</text:p>
          </table:table-cell>
          <table:table-cell table:number-columns-repeated="3"/>
          <table:table-cell office:value-type="string" calcext:value-type="string">
            <text:p>galanin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632742" calcext:value-type="float">
            <text:p>18632742</text:p>
          </table:table-cell>
          <table:table-cell table:number-columns-repeated="2"/>
          <table:table-cell office:value-type="string" calcext:value-type="string">
            <text:p>carbachol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632742" calcext:value-type="float">
            <text:p>18632742</text:p>
          </table:table-cell>
          <table:table-cell office:value-type="string" calcext:value-type="string">
            <text:p>NRG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629640" calcext:value-type="float">
            <text:p>18629640</text:p>
          </table:table-cell>
          <table:table-cell office:value-type="string" calcext:value-type="string">
            <text:p>alanine;aspartate</text:p>
          </table:table-cell>
          <table:table-cell office:value-type="string" calcext:value-type="string">
            <text:p>DMN</text:p>
          </table:table-cell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transaminase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671672" calcext:value-type="float">
            <text:p>18671672</text:p>
          </table:table-cell>
          <table:table-cell table:number-columns-repeated="2"/>
          <table:table-cell office:value-type="string" calcext:value-type="string">
            <text:p>lipopolysaccharide;nitric oxide;N(G)-nitro-L-arginine methyl ester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8686014" calcext:value-type="float">
            <text:p>18686014</text:p>
          </table:table-cell>
          <table:table-cell/>
          <table:table-cell office:value-type="string" calcext:value-type="string">
            <text:p>von Willebrand factor</text:p>
          </table:table-cell>
          <table:table-cell table:number-columns-repeated="2"/>
          <table:table-cell office:value-type="string" calcext:value-type="string">
            <text:p>antigen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686014" calcext:value-type="float">
            <text:p>18686014</text:p>
          </table:table-cell>
          <table:table-cell office:value-type="string" calcext:value-type="string">
            <text:p>alanine;lactate</text:p>
          </table:table-cell>
          <table:table-cell table:number-columns-repeated="3"/>
          <table:table-cell office:value-type="string" calcext:value-type="string">
            <text:p>aminotransferase;dehydrogenase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8668351" calcext:value-type="float">
            <text:p>18668351</text:p>
          </table:table-cell>
          <table:table-cell/>
          <table:table-cell office:value-type="string" calcext:value-type="string">
            <text:p>PKC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683233" calcext:value-type="float">
            <text:p>18683233</text:p>
          </table:table-cell>
          <table:table-cell office:value-type="string" calcext:value-type="string">
            <text:p>SPV</text:p>
          </table:table-cell>
          <table:table-cell office:value-type="string" calcext:value-type="string">
            <text:p>MSCs;Dex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8683233" calcext:value-type="float">
            <text:p>18683233</text:p>
          </table:table-cell>
          <table:table-cell office:value-type="string" calcext:value-type="string">
            <text:p>SPV</text:p>
          </table:table-cell>
          <table:table-cell office:value-type="string" calcext:value-type="string">
            <text:p>MSCs;PV;Dex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8698333" calcext:value-type="float">
            <text:p>18698333</text:p>
          </table:table-cell>
          <table:table-cell office:value-type="string" calcext:value-type="string">
            <text:p>HCEC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8698333" calcext:value-type="float">
            <text:p>18698333</text:p>
          </table:table-cell>
          <table:table-cell office:value-type="string" calcext:value-type="string">
            <text:p>HCEC</text:p>
          </table:table-cell>
          <table:table-cell office:value-type="string" calcext:value-type="string">
            <text:p>CSF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8647134" calcext:value-type="float">
            <text:p>18647134</text:p>
          </table:table-cell>
          <table:table-cell/>
          <table:table-cell office:value-type="string" calcext:value-type="string">
            <text:p>AVP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8647135" calcext:value-type="float">
            <text:p>18647135</text:p>
          </table:table-cell>
          <table:table-cell office:value-type="string" calcext:value-type="string">
            <text:p>NADPH</text:p>
          </table:table-cell>
          <table:table-cell table:number-columns-repeated="3"/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8615705" calcext:value-type="float">
            <text:p>18615705</text:p>
          </table:table-cell>
          <table:table-cell/>
          <table:table-cell office:value-type="string" calcext:value-type="string">
            <text:p>TPP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8701427" calcext:value-type="float">
            <text:p>18701427</text:p>
          </table:table-cell>
          <table:table-cell office:value-type="string" calcext:value-type="string">
            <text:p>deoxycytidine</text:p>
          </table:table-cell>
          <table:table-cell table:number-columns-repeated="3"/>
          <table:table-cell office:value-type="string" calcext:value-type="string">
            <text:p>deaminase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8633436" calcext:value-type="float">
            <text:p>18633436</text:p>
          </table:table-cell>
          <table:table-cell table:number-columns-repeated="2"/>
          <table:table-cell office:value-type="string" calcext:value-type="string">
            <text:p>dexamethasone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8704487" calcext:value-type="float">
            <text:p>18704487</text:p>
          </table:table-cell>
          <table:table-cell/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668222" calcext:value-type="float">
            <text:p>18668222</text:p>
          </table:table-cell>
          <table:table-cell/>
          <table:table-cell office:value-type="string" calcext:value-type="string">
            <text:p>CPF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8663553" calcext:value-type="float">
            <text:p>18663553</text:p>
          </table:table-cell>
          <table:table-cell/>
          <table:table-cell office:value-type="string" calcext:value-type="string">
            <text:p>DAS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8626709" calcext:value-type="float">
            <text:p>18626709</text:p>
          </table:table-cell>
          <table:table-cell/>
          <table:table-cell office:value-type="string" calcext:value-type="string">
            <text:p>SDS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8661547" calcext:value-type="float">
            <text:p>18661547</text:p>
          </table:table-cell>
          <table:table-cell/>
          <table:table-cell office:value-type="string" calcext:value-type="string">
            <text:p>GFP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8686136" calcext:value-type="float">
            <text:p>18686136</text:p>
          </table:table-cell>
          <table:table-cell table:number-columns-repeated="2"/>
          <table:table-cell office:value-type="string" calcext:value-type="string">
            <text:p>superoxide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8686136" calcext:value-type="float">
            <text:p>18686136</text:p>
          </table:table-cell>
          <table:table-cell table:number-columns-repeated="2"/>
          <table:table-cell office:value-type="string" calcext:value-type="string">
            <text:p>beta-NADH;PMS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8686136" calcext:value-type="float">
            <text:p>18686136</text:p>
          </table:table-cell>
          <table:table-cell office:value-type="string" calcext:value-type="string">
            <text:p>superoxide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8696216" calcext:value-type="float">
            <text:p>18696216</text:p>
          </table:table-cell>
          <table:table-cell/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8690792" calcext:value-type="float">
            <text:p>18690792</text:p>
          </table:table-cell>
          <table:table-cell table:number-columns-repeated="3"/>
          <table:table-cell office:value-type="string" calcext:value-type="string">
            <text:p>FGF-2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8690792" calcext:value-type="float">
            <text:p>18690792</text:p>
          </table:table-cell>
          <table:table-cell/>
          <table:table-cell office:value-type="string" calcext:value-type="string">
            <text:p>MSCs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8563306" calcext:value-type="float">
            <text:p>18563306</text:p>
          </table:table-cell>
          <table:table-cell/>
          <table:table-cell office:value-type="string" calcext:value-type="string">
            <text:p>CD34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8563306" calcext:value-type="float">
            <text:p>18563306</text:p>
          </table:table-cell>
          <table:table-cell/>
          <table:table-cell office:value-type="string" calcext:value-type="string">
            <text:p>PI3K</text:p>
          </table:table-cell>
          <table:table-cell table:number-columns-repeated="2"/>
          <table:table-cell office:value-type="string" calcext:value-type="string">
            <text:p>blocker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8624766" calcext:value-type="float">
            <text:p>18624766</text:p>
          </table:table-cell>
          <table:table-cell/>
          <table:table-cell office:value-type="string" calcext:value-type="string">
            <text:p>GSK-3</text:p>
          </table:table-cell>
          <table:table-cell/>
          <table:table-cell table:style-name="ce5" office:value-type="string" calcext:value-type="string">
            <text:p>cdc2</text:p>
          </table:table-cell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8624772" calcext:value-type="float">
            <text:p>18624772</text:p>
          </table:table-cell>
          <table:table-cell office:value-type="string" calcext:value-type="string">
            <text:p>Ca(2</text:p>
          </table:table-cell>
          <table:table-cell table:number-columns-repeated="2"/>
          <table:table-cell office:value-type="string" calcext:value-type="string">
            <text:p>calpain</text:p>
          </table:table-cell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624772" calcext:value-type="float">
            <text:p>18624772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calpain</text:p>
          </table:table-cell>
          <table:table-cell table:number-columns-repeated="2"/>
          <table:table-cell office:value-type="string" calcext:value-type="string">
            <text:p>siRNA;oxidase</text:p>
          </table:table-cell>
          <table:table-cell table:number-columns-repeated="101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8704651" calcext:value-type="float">
            <text:p>18704651</text:p>
          </table:table-cell>
          <table:table-cell table:number-columns-repeated="2"/>
          <table:table-cell office:value-type="string" calcext:value-type="string">
            <text:p>calcium phosphate</text:p>
          </table:table-cell>
          <table:table-cell table:number-columns-repeated="101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8702613" calcext:value-type="float">
            <text:p>18702613</text:p>
          </table:table-cell>
          <table:table-cell table:number-columns-repeated="2"/>
          <table:table-cell office:value-type="string" calcext:value-type="string">
            <text:p>Ca(2</text:p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8702613" calcext:value-type="float">
            <text:p>18702613</text:p>
          </table:table-cell>
          <table:table-cell table:number-columns-repeated="2"/>
          <table:table-cell office:value-type="string" calcext:value-type="string">
            <text:p>Ca(2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8694429" calcext:value-type="float">
            <text:p>18694429</text:p>
          </table:table-cell>
          <table:table-cell/>
          <table:table-cell office:value-type="string" calcext:value-type="string">
            <text:p>GnRH</text:p>
          </table:table-cell>
          <table:table-cell table:number-columns-repeated="2"/>
          <table:table-cell table:style-name="ce8" office:value-type="string" calcext:value-type="string">
            <text:p>agonist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8680102" calcext:value-type="float">
            <text:p>18680102</text:p>
          </table:table-cell>
          <table:table-cell office:value-type="string" calcext:value-type="string">
            <text:p>guanylate;nitric oxide</text:p>
          </table:table-cell>
          <table:table-cell table:number-columns-repeated="3"/>
          <table:table-cell office:value-type="string" calcext:value-type="string">
            <text:p>cyclase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680102" calcext:value-type="float">
            <text:p>18680102</text:p>
          </table:table-cell>
          <table:table-cell/>
          <table:table-cell office:value-type="string" calcext:value-type="string">
            <text:p>GSPs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8622759" calcext:value-type="float">
            <text:p>18622759</text:p>
          </table:table-cell>
          <table:table-cell office:value-type="string" calcext:value-type="string">
            <text:p>Lec</text:p>
          </table:table-cell>
          <table:table-cell table:number-columns-repeated="102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8710606" calcext:value-type="float">
            <text:p>18710606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8618700" calcext:value-type="float">
            <text:p>18618700</text:p>
          </table:table-cell>
          <table:table-cell table:number-columns-repeated="3"/>
          <table:table-cell office:value-type="string" calcext:value-type="string">
            <text:p>CaM;RyR1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8680156" calcext:value-type="float">
            <text:p>18680156</text:p>
          </table:table-cell>
          <table:table-cell/>
          <table:table-cell office:value-type="string" calcext:value-type="string">
            <text:p>CA1;LTP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8567517" calcext:value-type="float">
            <text:p>18567517</text:p>
          </table:table-cell>
          <table:table-cell office:value-type="string" calcext:value-type="string">
            <text:p>formalin</text:p>
          </table:table-cell>
          <table:table-cell/>
          <table:table-cell table:style-name="ce5"/>
          <table:table-cell/>
          <table:table-cell office:value-type="string" calcext:value-type="string">
            <text:p>test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8637152" calcext:value-type="float">
            <text:p>18637152</text:p>
          </table:table-cell>
          <table:table-cell table:number-columns-repeated="102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8637152" calcext:value-type="float">
            <text:p>18637152</text:p>
          </table:table-cell>
          <table:table-cell table:number-columns-repeated="2"/>
          <table:table-cell office:value-type="string" calcext:value-type="string">
            <text:p>MENT</text:p>
          </table:table-cell>
          <table:table-cell table:number-columns-repeated="101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8637154" calcext:value-type="float">
            <text:p>18637154</text:p>
          </table:table-cell>
          <table:table-cell/>
          <table:table-cell office:value-type="string" calcext:value-type="string">
            <text:p>embryonic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8596195" calcext:value-type="float">
            <text:p>18596195</text:p>
          </table:table-cell>
          <table:table-cell/>
          <table:table-cell office:value-type="string" calcext:value-type="string">
            <text:p>Psi</text:p>
          </table:table-cell>
          <table:table-cell table:number-columns-repeated="102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8573668" calcext:value-type="float">
            <text:p>18573668</text:p>
          </table:table-cell>
          <table:table-cell table:number-columns-repeated="3"/>
          <table:table-cell office:value-type="string" calcext:value-type="string">
            <text:p>IL-1beta</text:p>
          </table:table-cell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8573668" calcext:value-type="float">
            <text:p>18573668</text:p>
          </table:table-cell>
          <table:table-cell/>
          <table:table-cell office:value-type="string" calcext:value-type="string">
            <text:p>DAS</text:p>
          </table:table-cell>
          <table:table-cell table:number-columns-repeated="102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8626658" calcext:value-type="float">
            <text:p>18626658</text:p>
          </table:table-cell>
          <table:table-cell/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8665052" calcext:value-type="float">
            <text:p>18665052</text:p>
          </table:table-cell>
          <table:table-cell office:value-type="string" calcext:value-type="string">
            <text:p>dUTP;bioti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denosine diphosphate</text:p>
          </table:table-cell>
          <table:table-cell table:number-columns-repeated="101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8612599" calcext:value-type="float">
            <text:p>18612599</text:p>
          </table:table-cell>
          <table:table-cell office:value-type="string" calcext:value-type="string">
            <text:p>DVC</text:p>
          </table:table-cell>
          <table:table-cell table:number-columns-repeated="102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8710908" calcext:value-type="float">
            <text:p>18710908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8704766" calcext:value-type="float">
            <text:p>18704766</text:p>
          </table:table-cell>
          <table:table-cell office:value-type="string" calcext:value-type="string">
            <text:p>NMDA</text:p>
          </table:table-cell>
          <table:table-cell office:value-type="string" calcext:value-type="string">
            <text:p>MPTP</text:p>
          </table:table-cell>
          <table:table-cell table:number-columns-repeated="2"/>
          <table:table-cell office:value-type="string" calcext:value-type="string">
            <text:p>monkeys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8704766" calcext:value-type="float">
            <text:p>18704766</text:p>
          </table:table-cell>
          <table:table-cell office:value-type="string" calcext:value-type="string">
            <text:p>NMDA;glutamate</text:p>
          </table:table-cell>
          <table:table-cell office:value-type="string" calcext:value-type="string">
            <text:p>MPTP</text:p>
          </table:table-cell>
          <table:table-cell table:number-columns-repeated="2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8698636" calcext:value-type="float">
            <text:p>18698636</text:p>
          </table:table-cell>
          <table:table-cell office:value-type="string" calcext:value-type="string">
            <text:p>cascade blue;hydrazide</text:p>
          </table:table-cell>
          <table:table-cell table:number-columns-repeated="102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8639629" calcext:value-type="float">
            <text:p>18639629</text:p>
          </table:table-cell>
          <table:table-cell/>
          <table:table-cell office:value-type="string" calcext:value-type="string">
            <text:p>acetylcholinesterase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8698648" calcext:value-type="float">
            <text:p>18698648</text:p>
          </table:table-cell>
          <table:table-cell office:value-type="string" calcext:value-type="string">
            <text:p>cAMP;NADPH</text:p>
          </table:table-cell>
          <table:table-cell office:value-type="string" calcext:value-type="string">
            <text:p>CRP;crp</text:p>
          </table:table-cell>
          <table:table-cell table:number-columns-repeated="2"/>
          <table:table-cell office:value-type="string" calcext:value-type="string">
            <text:p>mutant</text:p>
          </table:table-cell>
          <table:table-cell table:number-columns-repeated="1017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8698648" calcext:value-type="float">
            <text:p>18698648</text:p>
          </table:table-cell>
          <table:table-cell office:value-type="string" calcext:value-type="string">
            <text:p>glucose-6-phosphate</text:p>
          </table:table-cell>
          <table:table-cell office:value-type="string" calcext:value-type="string">
            <text:p>TCA</text:p>
          </table:table-cell>
          <table:table-cell table:number-columns-repeated="2"/>
          <table:table-cell office:value-type="string" calcext:value-type="string">
            <text:p>dehydrogenase;cycle</text:p>
          </table:table-cell>
          <table:table-cell table:number-columns-repeated="101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8698648" calcext:value-type="float">
            <text:p>18698648</text:p>
          </table:table-cell>
          <table:table-cell table:number-columns-repeated="3"/>
          <table:table-cell office:value-type="string" calcext:value-type="string">
            <text:p>sthA;pntA</text:p>
          </table:table-cell>
          <table:table-cell table:number-columns-repeated="101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8698648" calcext:value-type="float">
            <text:p>18698648</text:p>
          </table:table-cell>
          <table:table-cell/>
          <table:table-cell office:value-type="string" calcext:value-type="string">
            <text:p>TCA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table:number-columns-repeated="1017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8698649" calcext:value-type="float">
            <text:p>18698649</text:p>
          </table:table-cell>
          <table:table-cell table:number-columns-repeated="2"/>
          <table:table-cell office:value-type="string" calcext:value-type="string">
            <text:p>lactobionic acid</text:p>
          </table:table-cell>
          <table:table-cell table:number-columns-repeated="101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8698649" calcext:value-type="float">
            <text:p>18698649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is</text:p>
          </table:table-cell>
          <table:table-cell table:number-columns-repeated="2"/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8696261" calcext:value-type="float">
            <text:p>18696261</text:p>
          </table:table-cell>
          <table:table-cell office:value-type="string" calcext:value-type="string">
            <text:p>A D-amino acid</text:p>
          </table:table-cell>
          <table:table-cell table:number-columns-repeated="3"/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8563517" calcext:value-type="float">
            <text:p>18563517</text:p>
          </table:table-cell>
          <table:table-cell table:number-columns-repeated="2"/>
          <table:table-cell office:value-type="string" calcext:value-type="string">
            <text:p>L-glutamine</text:p>
          </table:table-cell>
          <table:table-cell table:number-columns-repeated="101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8565581" calcext:value-type="float">
            <text:p>18565581</text:p>
          </table:table-cell>
          <table:table-cell table:number-columns-repeated="2"/>
          <table:table-cell office:value-type="string" calcext:value-type="string">
            <text:p>testosterone</text:p>
          </table:table-cell>
          <table:table-cell table:number-columns-repeated="101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8565581" calcext:value-type="float">
            <text:p>18565581</text:p>
          </table:table-cell>
          <table:table-cell table:number-columns-repeated="2"/>
          <table:table-cell office:value-type="string" calcext:value-type="string">
            <text:p>Melatonin</text:p>
          </table:table-cell>
          <table:table-cell table:number-columns-repeated="101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8563542" calcext:value-type="float">
            <text:p>18563542</text:p>
          </table:table-cell>
          <table:table-cell office:value-type="string" calcext:value-type="string">
            <text:p>triticum;WGA</text:p>
          </table:table-cell>
          <table:table-cell table:number-columns-repeated="102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8682334" calcext:value-type="float">
            <text:p>18682334</text:p>
          </table:table-cell>
          <table:table-cell office:value-type="string" calcext:value-type="string">
            <text:p>OCs</text:p>
          </table:table-cell>
          <table:table-cell table:number-columns-repeated="1021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8563560" calcext:value-type="float">
            <text:p>18563560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8592327" calcext:value-type="float">
            <text:p>18592327</text:p>
          </table:table-cell>
          <table:table-cell office:value-type="string" calcext:value-type="string">
            <text:p>Hydroxysteroid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8677478" calcext:value-type="float">
            <text:p>18677478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histone deacetylase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8600448" calcext:value-type="float">
            <text:p>18600448</text:p>
          </table:table-cell>
          <table:table-cell table:number-columns-repeated="2"/>
          <table:table-cell office:value-type="string" calcext:value-type="string">
            <text:p>cyclic guanosine monophosphate;zaprinast</text:p>
          </table:table-cell>
          <table:table-cell table:number-columns-repeated="101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8686165" calcext:value-type="float">
            <text:p>18686165</text:p>
          </table:table-cell>
          <table:table-cell table:number-columns-repeated="2"/>
          <table:table-cell office:value-type="string" calcext:value-type="string">
            <text:p>galactomannan;inositol phosphoceramide</text:p>
          </table:table-cell>
          <table:table-cell table:number-columns-repeated="101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8600456" calcext:value-type="float">
            <text:p>18600456</text:p>
          </table:table-cell>
          <table:table-cell office:value-type="string" calcext:value-type="string">
            <text:p>dopamine</text:p>
          </table:table-cell>
          <table:table-cell table:number-columns-repeated="3"/>
          <table:table-cell office:value-type="string" calcext:value-type="string">
            <text:p>receptor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8592271" calcext:value-type="float">
            <text:p>18592271</text:p>
          </table:table-cell>
          <table:table-cell office:value-type="string" calcext:value-type="string">
            <text:p>guanine</text:p>
          </table:table-cell>
          <table:table-cell table:number-columns-repeated="2"/>
          <table:table-cell office:value-type="string" calcext:value-type="string">
            <text:p>Rho</text:p>
          </table:table-cell>
          <table:table-cell office:value-type="string" calcext:value-type="string">
            <text:p>exchange factors</text:p>
          </table:table-cell>
          <table:table-cell table:number-columns-repeated="101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8571801" calcext:value-type="float">
            <text:p>18571801</text:p>
          </table:table-cell>
          <table:table-cell table:number-columns-repeated="2"/>
          <table:table-cell office:value-type="string" calcext:value-type="string">
            <text:p>phosphate</text:p>
          </table:table-cell>
          <table:table-cell table:number-columns-repeated="101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8563616" calcext:value-type="float">
            <text:p>18563616</text:p>
          </table:table-cell>
          <table:table-cell office:value-type="string" calcext:value-type="string">
            <text:p>selenium</text:p>
          </table:table-cell>
          <table:table-cell table:number-columns-repeated="3"/>
          <table:table-cell office:value-type="string" calcext:value-type="string">
            <text:p>enzyme</text:p>
          </table:table-cell>
          <table:table-cell table:number-columns-repeated="101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8612777" calcext:value-type="float">
            <text:p>18612777</text:p>
          </table:table-cell>
          <table:table-cell office:value-type="string" calcext:value-type="string">
            <text:p>TG1</text:p>
          </table:table-cell>
          <table:table-cell office:value-type="string" calcext:value-type="string">
            <text:p>epsilon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8704940" calcext:value-type="float">
            <text:p>18704940</text:p>
          </table:table-cell>
          <table:table-cell office:value-type="string" calcext:value-type="string">
            <text:p>UDP-N-acetylmuramoyl-L-alanine:D-glutamate</text:p>
          </table:table-cell>
          <table:table-cell office:value-type="string" calcext:value-type="string">
            <text:p>ADP</text:p>
          </table:table-cell>
          <table:table-cell table:number-columns-repeated="2"/>
          <table:table-cell office:value-type="string" calcext:value-type="string">
            <text:p>ligase</text:p>
          </table:table-cell>
          <table:table-cell table:number-columns-repeated="101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8604600" calcext:value-type="float">
            <text:p>18604600</text:p>
          </table:table-cell>
          <table:table-cell table:number-columns-repeated="2"/>
          <table:table-cell office:value-type="string" calcext:value-type="string">
            <text:p>phenethylamine hallucinogen;DOI</text:p>
          </table:table-cell>
          <table:table-cell table:number-columns-repeated="101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8615734" calcext:value-type="float">
            <text:p>18615734</text:p>
          </table:table-cell>
          <table:table-cell/>
          <table:table-cell office:value-type="string" calcext:value-type="string">
            <text:p>PIP3</text:p>
          </table:table-cell>
          <table:table-cell office:value-type="string" calcext:value-type="string">
            <text:p>phosphoinositide;phosphatidylinositol 3,4,5-trisphosphate</text:p>
          </table:table-cell>
          <table:table-cell office:value-type="string" calcext:value-type="string">
            <text:p>pleckstrin;gephyrin</text:p>
          </table:table-cell>
          <table:table-cell table:number-columns-repeated="1018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8612811" calcext:value-type="float">
            <text:p>18612811</text:p>
          </table:table-cell>
          <table:table-cell/>
          <table:table-cell office:value-type="string" calcext:value-type="string">
            <text:p>PRP-1</text:p>
          </table:table-cell>
          <table:table-cell table:number-columns-repeated="1020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8612819" calcext:value-type="float">
            <text:p>18612819</text:p>
          </table:table-cell>
          <table:table-cell office:value-type="string" calcext:value-type="string">
            <text:p>PSC</text:p>
          </table:table-cell>
          <table:table-cell table:number-columns-repeated="1021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8592344" calcext:value-type="float">
            <text:p>18592344</text:p>
          </table:table-cell>
          <table:table-cell/>
          <table:table-cell office:value-type="string" calcext:value-type="string">
            <text:p>Lys;Asp;Arg</text:p>
          </table:table-cell>
          <table:table-cell table:number-columns-repeated="1020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8608743" calcext:value-type="float">
            <text:p>18608743</text:p>
          </table:table-cell>
          <table:table-cell office:value-type="string" calcext:value-type="string">
            <text:p>retinoic acid</text:p>
          </table:table-cell>
          <table:table-cell table:number-columns-repeated="3"/>
          <table:table-cell office:value-type="string" calcext:value-type="string">
            <text:p>enzyme</text:p>
          </table:table-cell>
          <table:table-cell table:number-columns-repeated="1017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8655848" calcext:value-type="float">
            <text:p>18655848</text:p>
          </table:table-cell>
          <table:table-cell/>
          <table:table-cell office:value-type="string" calcext:value-type="string">
            <text:p>LPO</text:p>
          </table:table-cell>
          <table:table-cell table:number-columns-repeated="102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8668138" calcext:value-type="float">
            <text:p>18668138</text:p>
          </table:table-cell>
          <table:table-cell office:value-type="string" calcext:value-type="string">
            <text:p>phosphatidyl-inositol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8592367" calcext:value-type="float">
            <text:p>18592367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ASD</text:p>
          </table:table-cell>
          <table:table-cell table:number-columns-repeated="2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8608755" calcext:value-type="float">
            <text:p>18608755</text:p>
          </table:table-cell>
          <table:table-cell office:value-type="string" calcext:value-type="string">
            <text:p>tryptophan;indole</text:p>
          </table:table-cell>
          <table:table-cell table:number-columns-repeated="3"/>
          <table:table-cell office:value-type="string" calcext:value-type="string">
            <text:p>lyase</text:p>
          </table:table-cell>
          <table:table-cell table:number-columns-repeated="101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8563708" calcext:value-type="float">
            <text:p>18563708</text:p>
          </table:table-cell>
          <table:table-cell/>
          <table:table-cell office:value-type="string" calcext:value-type="string">
            <text:p>ASD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8608766" calcext:value-type="float">
            <text:p>18608766</text:p>
          </table:table-cell>
          <table:table-cell table:number-columns-repeated="2"/>
          <table:table-cell office:value-type="string" calcext:value-type="string">
            <text:p>nitrogen</text:p>
          </table:table-cell>
          <table:table-cell table:number-columns-repeated="1019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8586252" calcext:value-type="float">
            <text:p>18586252</text:p>
          </table:table-cell>
          <table:table-cell table:number-columns-repeated="3"/>
          <table:table-cell office:value-type="string" calcext:value-type="string">
            <text:p>interferon gamma</text:p>
          </table:table-cell>
          <table:table-cell table:number-columns-repeated="1018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8586252" calcext:value-type="float">
            <text:p>18586252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8586252" calcext:value-type="float">
            <text:p>18586252</text:p>
          </table:table-cell>
          <table:table-cell table:number-columns-repeated="3"/>
          <table:table-cell office:value-type="string" calcext:value-type="string">
            <text:p>IFN gamma</text:p>
          </table:table-cell>
          <table:table-cell table:number-columns-repeated="1018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8586252" calcext:value-type="float">
            <text:p>18586252</text:p>
          </table:table-cell>
          <table:table-cell table:number-columns-repeated="3"/>
          <table:table-cell office:value-type="string" calcext:value-type="string">
            <text:p>IFN gamma</text:p>
          </table:table-cell>
          <table:table-cell table:number-columns-repeated="1018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8608782" calcext:value-type="float">
            <text:p>18608782</text:p>
          </table:table-cell>
          <table:table-cell office:value-type="string" calcext:value-type="string">
            <text:p>purine</text:p>
          </table:table-cell>
          <table:table-cell table:number-columns-repeated="3"/>
          <table:table-cell office:value-type="string" calcext:value-type="string">
            <text:p>enzyme</text:p>
          </table:table-cell>
          <table:table-cell table:number-columns-repeated="1017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8700057" calcext:value-type="float">
            <text:p>18700057</text:p>
          </table:table-cell>
          <table:table-cell office:value-type="string" calcext:value-type="string">
            <text:p>KATP</text:p>
          </table:table-cell>
          <table:table-cell table:number-columns-repeated="3"/>
          <table:table-cell office:value-type="string" calcext:value-type="string">
            <text:p>channels</text:p>
          </table:table-cell>
          <table:table-cell table:number-columns-repeated="1017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8592416" calcext:value-type="float">
            <text:p>18592416</text:p>
          </table:table-cell>
          <table:table-cell office:value-type="string" calcext:value-type="string">
            <text:p>ryanodine</text:p>
          </table:table-cell>
          <table:table-cell office:value-type="string" calcext:value-type="string">
            <text:p>Ca2</text:p>
          </table:table-cell>
          <table:table-cell table:number-columns-repeated="2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8571950" calcext:value-type="float">
            <text:p>18571950</text:p>
          </table:table-cell>
          <table:table-cell/>
          <table:table-cell office:value-type="string" calcext:value-type="string">
            <text:p>GM1</text:p>
          </table:table-cell>
          <table:table-cell table:number-columns-repeated="102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8694845" calcext:value-type="float">
            <text:p>18694845</text:p>
          </table:table-cell>
          <table:table-cell/>
          <table:table-cell office:value-type="string" calcext:value-type="string">
            <text:p>estrogen receptor</text:p>
          </table:table-cell>
          <table:table-cell table:number-columns-repeated="2"/>
          <table:table-cell office:value-type="string" calcext:value-type="string">
            <text:p>antagonist</text:p>
          </table:table-cell>
          <table:table-cell table:number-columns-repeated="1017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8694845" calcext:value-type="float">
            <text:p>18694845</text:p>
          </table:table-cell>
          <table:table-cell/>
          <table:table-cell office:value-type="string" calcext:value-type="string">
            <text:p>PP2;Src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8694845" calcext:value-type="float">
            <text:p>18694845</text:p>
          </table:table-cell>
          <table:table-cell/>
          <table:table-cell office:value-type="string" calcext:value-type="string">
            <text:p>PI3K;ERK1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8694845" calcext:value-type="float">
            <text:p>18694845</text:p>
          </table:table-cell>
          <table:table-cell/>
          <table:table-cell office:value-type="string" calcext:value-type="string">
            <text:p>caveolin-1</text:p>
          </table:table-cell>
          <table:table-cell table:number-columns-repeated="2"/>
          <table:table-cell office:value-type="string" calcext:value-type="string">
            <text:p>siRNA</text:p>
          </table:table-cell>
          <table:table-cell table:number-columns-repeated="1017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8651838" calcext:value-type="float">
            <text:p>18651838</text:p>
          </table:table-cell>
          <table:table-cell office:value-type="string" calcext:value-type="string">
            <text:p>guanylate</text:p>
          </table:table-cell>
          <table:table-cell table:number-columns-repeated="2"/>
          <table:table-cell office:value-type="string" calcext:value-type="string">
            <text:p>ANP;atrial natriuretic peptide</text:p>
          </table:table-cell>
          <table:table-cell office:value-type="string" calcext:value-type="string">
            <text:p>cyclase</text:p>
          </table:table-cell>
          <table:table-cell table:number-columns-repeated="101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8651838" calcext:value-type="float">
            <text:p>18651838</text:p>
          </table:table-cell>
          <table:table-cell table:number-columns-repeated="3"/>
          <table:table-cell office:value-type="string" calcext:value-type="string">
            <text:p>Npr1</text:p>
          </table:table-cell>
          <table:table-cell table:style-name="ce9"/>
          <table:table-cell table:number-columns-repeated="1017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8602691" calcext:value-type="float">
            <text:p>18602691</text:p>
          </table:table-cell>
          <table:table-cell table:number-columns-repeated="3"/>
          <table:table-cell office:value-type="string" calcext:value-type="string">
            <text:p>IL-4;IL-6</text:p>
          </table:table-cell>
          <table:table-cell table:number-columns-repeated="1018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8692155" calcext:value-type="float">
            <text:p>18692155</text:p>
          </table:table-cell>
          <table:table-cell table:number-columns-repeated="3"/>
          <table:table-cell office:value-type="string" calcext:value-type="string">
            <text:p>EGF</text:p>
          </table:table-cell>
          <table:table-cell table:number-columns-repeated="1018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8574025" calcext:value-type="float">
            <text:p>18574025</text:p>
          </table:table-cell>
          <table:table-cell office:value-type="string" calcext:value-type="string">
            <text:p>vitamin K epoxide </text:p>
          </table:table-cell>
          <table:table-cell table:number-columns-repeated="3"/>
          <table:table-cell office:value-type="string" calcext:value-type="string">
            <text:p>reductase</text:p>
          </table:table-cell>
          <table:table-cell table:number-columns-repeated="1017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8612687" calcext:value-type="float">
            <text:p>18612687</text:p>
          </table:table-cell>
          <table:table-cell table:number-columns-repeated="2"/>
          <table:table-cell office:value-type="string" calcext:value-type="string">
            <text:p>oxygen</text:p>
          </table:table-cell>
          <table:table-cell table:number-columns-repeated="1019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8584286" calcext:value-type="float">
            <text:p>18584286</text:p>
          </table:table-cell>
          <table:table-cell office:value-type="string" calcext:value-type="string">
            <text:p>serine;3-phosphoglycerate;threonine</text:p>
          </table:table-cell>
          <table:table-cell table:number-columns-repeated="3"/>
          <table:table-cell office:value-type="string" calcext:value-type="string">
            <text:p>dehydrogenase;enzymes;dehydratase</text:p>
          </table:table-cell>
          <table:table-cell table:number-columns-repeated="1017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8615010" calcext:value-type="float">
            <text:p>18615010</text:p>
          </table:table-cell>
          <table:table-cell office:value-type="string" calcext:value-type="string">
            <text:p>serotonin;5-HT</text:p>
          </table:table-cell>
          <table:table-cell table:number-columns-repeated="3"/>
          <table:table-cell office:value-type="string" calcext:value-type="string">
            <text:p>receptor</text:p>
          </table:table-cell>
          <table:table-cell table:number-columns-repeated="1017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8615011" calcext:value-type="float">
            <text:p>18615011</text:p>
          </table:table-cell>
          <table:table-cell office:value-type="string" calcext:value-type="string">
            <text:p>GABA;BDZ</text:p>
          </table:table-cell>
          <table:table-cell table:number-columns-repeated="3"/>
          <table:table-cell office:value-type="string" calcext:value-type="string">
            <text:p>transporter;site</text:p>
          </table:table-cell>
          <table:table-cell table:number-columns-repeated="1017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8704103" calcext:value-type="float">
            <text:p>18704103</text:p>
          </table:table-cell>
          <table:table-cell/>
          <table:table-cell office:value-type="string" calcext:value-type="string">
            <text:p>mitogen-activated protein kinase;phosphatas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8642386" calcext:value-type="float">
            <text:p>18642386</text:p>
          </table:table-cell>
          <table:table-cell/>
          <table:table-cell office:value-type="string" calcext:value-type="string">
            <text:p>DSPG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8563826" calcext:value-type="float">
            <text:p>18563826</text:p>
          </table:table-cell>
          <table:table-cell office:value-type="string" calcext:value-type="string">
            <text:p>L-lactic acid;polyethylene</text:p>
          </table:table-cell>
          <table:table-cell table:number-columns-repeated="1021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8703100" calcext:value-type="float">
            <text:p>18703100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8619522" calcext:value-type="float">
            <text:p>18619522</text:p>
          </table:table-cell>
          <table:table-cell/>
          <table:table-cell office:value-type="string" calcext:value-type="string">
            <text:p>angiotensin II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8675966" calcext:value-type="float">
            <text:p>18675966</text:p>
          </table:table-cell>
          <table:table-cell office:value-type="string" calcext:value-type="string">
            <text:p>progesterone</text:p>
          </table:table-cell>
          <table:table-cell table:number-columns-repeated="3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8684712" calcext:value-type="float">
            <text:p>18684712</text:p>
          </table:table-cell>
          <table:table-cell table:number-columns-repeated="3"/>
          <table:table-cell office:value-type="string" calcext:value-type="string">
            <text:p>Smad7</text:p>
          </table:table-cell>
          <table:table-cell table:number-columns-repeated="1018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8658095" calcext:value-type="float">
            <text:p>18658095</text:p>
          </table:table-cell>
          <table:table-cell/>
          <table:table-cell office:value-type="string" calcext:value-type="string">
            <text:p>LPA</text:p>
          </table:table-cell>
          <table:table-cell table:number-columns-repeated="1020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8680626" calcext:value-type="float">
            <text:p>18680626</text:p>
          </table:table-cell>
          <table:table-cell table:number-columns-repeated="2"/>
          <table:table-cell office:value-type="string" calcext:value-type="string">
            <text:p>glutamine;arginine</text:p>
          </table:table-cell>
          <table:table-cell table:number-columns-repeated="1019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8590515" calcext:value-type="float">
            <text:p>18590515</text:p>
          </table:table-cell>
          <table:table-cell/>
          <table:table-cell office:value-type="string" calcext:value-type="string">
            <text:p>CMP</text:p>
          </table:table-cell>
          <table:table-cell table:number-columns-repeated="1020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8586420" calcext:value-type="float">
            <text:p>18586420</text:p>
          </table:table-cell>
          <table:table-cell office:value-type="string" calcext:value-type="string">
            <text:p>PFU</text:p>
          </table:table-cell>
          <table:table-cell table:number-columns-repeated="1021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8602807" calcext:value-type="float">
            <text:p>18602807</text:p>
          </table:table-cell>
          <table:table-cell/>
          <table:table-cell office:value-type="string" calcext:value-type="string">
            <text:p>n-3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8651191" calcext:value-type="float">
            <text:p>18651191</text:p>
          </table:table-cell>
          <table:table-cell/>
          <table:table-cell office:value-type="string" calcext:value-type="string">
            <text:p>EPA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8602823" calcext:value-type="float">
            <text:p>18602823</text:p>
          </table:table-cell>
          <table:table-cell office:value-type="string" calcext:value-type="string">
            <text:p>20S</text:p>
          </table:table-cell>
          <table:table-cell table:number-columns-repeated="2"/>
          <table:table-cell office:value-type="string" calcext:value-type="string">
            <text:p>PSMB5</text:p>
          </table:table-cell>
          <table:table-cell table:number-columns-repeated="1018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8596687" calcext:value-type="float">
            <text:p>18596687</text:p>
          </table:table-cell>
          <table:table-cell office:value-type="string" calcext:value-type="string">
            <text:p>cyclic adenosine monophosphate</text:p>
          </table:table-cell>
          <table:table-cell/>
          <table:table-cell office:value-type="string" calcext:value-type="string">
            <text:p>cocaine</text:p>
          </table:table-cell>
          <table:table-cell/>
          <table:table-cell office:value-type="string" calcext:value-type="string">
            <text:p>protein</text:p>
          </table:table-cell>
          <table:table-cell table:number-columns-repeated="1017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8596687" calcext:value-type="float">
            <text:p>18596687</text:p>
          </table:table-cell>
          <table:table-cell table:number-columns-repeated="2"/>
          <table:table-cell office:value-type="string" calcext:value-type="string">
            <text:p>cocaine</text:p>
          </table:table-cell>
          <table:table-cell table:number-columns-repeated="1019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8677561" calcext:value-type="float">
            <text:p>18677561</text:p>
          </table:table-cell>
          <table:table-cell office:value-type="string" calcext:value-type="string">
            <text:p>selectin</text:p>
          </table:table-cell>
          <table:table-cell table:number-columns-repeated="1021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8709649" calcext:value-type="float">
            <text:p>18709649</text:p>
          </table:table-cell>
          <table:table-cell table:number-columns-repeated="3"/>
          <table:table-cell office:value-type="string" calcext:value-type="string">
            <text:p>PBR</text:p>
          </table:table-cell>
          <table:table-cell table:number-columns-repeated="1018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8657194" calcext:value-type="float">
            <text:p>18657194</text:p>
          </table:table-cell>
          <table:table-cell/>
          <table:table-cell office:value-type="string" calcext:value-type="string">
            <text:p>CAG</text:p>
          </table:table-cell>
          <table:table-cell table:number-columns-repeated="1020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8637708" calcext:value-type="float">
            <text:p>18637708</text:p>
          </table:table-cell>
          <table:table-cell table:number-columns-repeated="2"/>
          <table:table-cell office:value-type="string" calcext:value-type="string">
            <text:p>cholesterol</text:p>
          </table:table-cell>
          <table:table-cell table:number-columns-repeated="1019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8637712" calcext:value-type="float">
            <text:p>18637712</text:p>
          </table:table-cell>
          <table:table-cell office:value-type="string" calcext:value-type="string">
            <text:p>Ca(2</text:p>
          </table:table-cell>
          <table:table-cell table:number-columns-repeated="3"/>
          <table:table-cell office:value-type="string" calcext:value-type="string">
            <text:p>chelator</text:p>
          </table:table-cell>
          <table:table-cell table:number-columns-repeated="1017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8627475" calcext:value-type="float">
            <text:p>18627475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8635693" calcext:value-type="float">
            <text:p>18635693</text:p>
          </table:table-cell>
          <table:table-cell office:value-type="string" calcext:value-type="string">
            <text:p>dopamine;serotonin</text:p>
          </table:table-cell>
          <table:table-cell table:number-columns-repeated="3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8602931" calcext:value-type="float">
            <text:p>18602931</text:p>
          </table:table-cell>
          <table:table-cell/>
          <table:table-cell office:value-type="string" calcext:value-type="string">
            <text:p>P2X</text:p>
          </table:table-cell>
          <table:table-cell table:number-columns-repeated="2"/>
          <table:table-cell office:value-type="string" calcext:value-type="string">
            <text:p>antagonists</text:p>
          </table:table-cell>
          <table:table-cell table:number-columns-repeated="1017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8586549" calcext:value-type="float">
            <text:p>18586549</text:p>
          </table:table-cell>
          <table:table-cell office:value-type="string" calcext:value-type="string">
            <text:p>parkin</text:p>
          </table:table-cell>
          <table:table-cell table:number-columns-repeated="1021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8621373" calcext:value-type="float">
            <text:p>18621373</text:p>
          </table:table-cell>
          <table:table-cell/>
          <table:table-cell office:value-type="string" calcext:value-type="string">
            <text:p>ERK;Jun;JNK;p38;mitogen-activated protein kinase</text:p>
          </table:table-cell>
          <table:table-cell/>
          <table:table-cell office:value-type="string" calcext:value-type="string">
            <text:p>p38MAPK</text:p>
          </table:table-cell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8690549" calcext:value-type="float">
            <text:p>18690549</text:p>
          </table:table-cell>
          <table:table-cell office:value-type="string" calcext:value-type="string">
            <text:p>dicarboxylate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8676199" calcext:value-type="float">
            <text:p>18676199</text:p>
          </table:table-cell>
          <table:table-cell table:number-columns-repeated="3"/>
          <table:table-cell office:value-type="string" calcext:value-type="string">
            <text:p>annexin V</text:p>
          </table:table-cell>
          <table:table-cell table:number-columns-repeated="1018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8709446" calcext:value-type="float">
            <text:p>18709446</text:p>
          </table:table-cell>
          <table:table-cell office:value-type="string" calcext:value-type="string">
            <text:p>GOx;glutamic acid</text:p>
          </table:table-cell>
          <table:table-cell office:value-type="string" calcext:value-type="string">
            <text:p>CNF</text:p>
          </table:table-cell>
          <table:table-cell table:number-columns-repeated="2"/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8670905" calcext:value-type="float">
            <text:p>18670905</text:p>
          </table:table-cell>
          <table:table-cell/>
          <table:table-cell office:value-type="string" calcext:value-type="string">
            <text:p>Lys2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8650080" calcext:value-type="float">
            <text:p>18650080</text:p>
          </table:table-cell>
          <table:table-cell office:value-type="string" calcext:value-type="string">
            <text:p>fir</text:p>
          </table:table-cell>
          <table:table-cell table:number-columns-repeated="1021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18650080" calcext:value-type="float">
            <text:p>18650080</text:p>
          </table:table-cell>
          <table:table-cell/>
          <table:table-cell office:value-type="string" calcext:value-type="string">
            <text:p>ESR;tert</text:p>
          </table:table-cell>
          <table:table-cell table:number-columns-repeated="1020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8693095" calcext:value-type="float">
            <text:p>18693095</text:p>
          </table:table-cell>
          <table:table-cell/>
          <table:table-cell office:value-type="string" calcext:value-type="string">
            <text:p>PAR</text:p>
          </table:table-cell>
          <table:table-cell table:number-columns-repeated="1020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8633707" calcext:value-type="float">
            <text:p>18633707</text:p>
          </table:table-cell>
          <table:table-cell/>
          <table:table-cell office:value-type="string" calcext:value-type="string">
            <text:p>B12</text:p>
          </table:table-cell>
          <table:table-cell table:number-columns-repeated="2"/>
          <table:table-cell office:value-type="string" calcext:value-type="string">
            <text:p>vitamin</text:p>
          </table:table-cell>
          <table:table-cell table:number-columns-repeated="1017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8615280" calcext:value-type="float">
            <text:p>18615280</text:p>
          </table:table-cell>
          <table:table-cell table:number-columns-repeated="2"/>
          <table:table-cell office:value-type="string" calcext:value-type="string">
            <text:p>anthocyanin</text:p>
          </table:table-cell>
          <table:table-cell table:number-columns-repeated="1019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8629637" calcext:value-type="float">
            <text:p>18629637</text:p>
          </table:table-cell>
          <table:table-cell office:value-type="string" calcext:value-type="string">
            <text:p>formalin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1017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8629637" calcext:value-type="float">
            <text:p>18629637</text:p>
          </table:table-cell>
          <table:table-cell office:value-type="string" calcext:value-type="string">
            <text:p>formalin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1017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8656273" calcext:value-type="float">
            <text:p>18656273</text:p>
          </table:table-cell>
          <table:table-cell office:value-type="string" calcext:value-type="string">
            <text:p>MEK</text:p>
          </table:table-cell>
          <table:table-cell office:value-type="string" calcext:value-type="string">
            <text:p>ERK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8656273" calcext:value-type="float">
            <text:p>18656273</text:p>
          </table:table-cell>
          <table:table-cell/>
          <table:table-cell office:value-type="string" calcext:value-type="string">
            <text:p>ET-1</text:p>
          </table:table-cell>
          <table:table-cell office:value-type="string" calcext:value-type="string">
            <text:p>stilbene</text:p>
          </table:table-cell>
          <table:table-cell/>
          <table:table-cell office:value-type="string" calcext:value-type="string">
            <text:p>cell</text:p>
          </table:table-cell>
          <table:table-cell table:number-columns-repeated="1017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8656273" calcext:value-type="float">
            <text:p>18656273</text:p>
          </table:table-cell>
          <table:table-cell table:style-name="ce4" office:value-type="string" calcext:value-type="string">
            <text:p>cGMP</text:p>
          </table:table-cell>
          <table:table-cell table:number-columns-repeated="1021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8656273" calcext:value-type="float">
            <text:p>18656273</text:p>
          </table:table-cell>
          <table:table-cell/>
          <table:table-cell office:value-type="string" calcext:value-type="string">
            <text:p>kinase-A inhibitor</text:p>
          </table:table-cell>
          <table:table-cell office:value-type="string" calcext:value-type="string">
            <text:p>KT-5720</text:p>
          </table:table-cell>
          <table:table-cell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8693294" calcext:value-type="float">
            <text:p>18693294</text:p>
          </table:table-cell>
          <table:table-cell/>
          <table:table-cell office:value-type="string" calcext:value-type="string">
            <text:p>ANP</text:p>
          </table:table-cell>
          <table:table-cell table:number-columns-repeated="1020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8594856" calcext:value-type="float">
            <text:p>18594856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Rho</text:p>
          </table:table-cell>
          <table:table-cell table:number-columns-repeated="2"/>
          <table:table-cell office:value-type="string" calcext:value-type="string">
            <text:p>inhibitor;kinase</text:p>
          </table:table-cell>
          <table:table-cell table:number-columns-repeated="1017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8594856" calcext:value-type="float">
            <text:p>18594856</text:p>
          </table:table-cell>
          <table:table-cell table:number-columns-repeated="2"/>
          <table:table-cell office:value-type="string" calcext:value-type="string">
            <text:p>actin</text:p>
          </table:table-cell>
          <table:table-cell table:number-columns-repeated="1019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8686047" calcext:value-type="float">
            <text:p>18686047</text:p>
          </table:table-cell>
          <table:table-cell table:number-columns-repeated="2"/>
          <table:table-cell office:value-type="string" calcext:value-type="string">
            <text:p>paclitaxel</text:p>
          </table:table-cell>
          <table:table-cell table:number-columns-repeated="1019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8700809" calcext:value-type="float">
            <text:p>18700809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DDT</text:p>
          </table:table-cell>
          <table:table-cell table:number-columns-repeated="1020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8639930" calcext:value-type="float">
            <text:p>18639930</text:p>
          </table:table-cell>
          <table:table-cell table:number-columns-repeated="2"/>
          <table:table-cell office:value-type="string" calcext:value-type="string">
            <text:p>tiron</text:p>
          </table:table-cell>
          <table:table-cell table:number-columns-repeated="1019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8639930" calcext:value-type="float">
            <text:p>18639930</text:p>
          </table:table-cell>
          <table:table-cell table:number-columns-repeated="2"/>
          <table:table-cell office:value-type="string" calcext:value-type="string">
            <text:p>peroxynitrite</text:p>
          </table:table-cell>
          <table:table-cell table:number-columns-repeated="101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8704755" calcext:value-type="float">
            <text:p>18704755</text:p>
          </table:table-cell>
          <table:table-cell/>
          <table:table-cell office:value-type="string" calcext:value-type="string">
            <text:p>TMT</text:p>
          </table:table-cell>
          <table:table-cell table:number-columns-repeated="1020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8570309" calcext:value-type="float">
            <text:p>18570309</text:p>
          </table:table-cell>
          <table:table-cell table:number-columns-repeated="2"/>
          <table:table-cell office:value-type="string" calcext:value-type="string">
            <text:p>phenoxypropionic acid;phosphate</text:p>
          </table:table-cell>
          <table:table-cell table:number-columns-repeated="1019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8656337" calcext:value-type="float">
            <text:p>18656337</text:p>
          </table:table-cell>
          <table:table-cell/>
          <table:table-cell office:value-type="string" calcext:value-type="string">
            <text:p>ERK1;Akt</text:p>
          </table:table-cell>
          <table:table-cell table:number-columns-repeated="2"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8656337" calcext:value-type="float">
            <text:p>18656337</text:p>
          </table:table-cell>
          <table:table-cell table:number-columns-repeated="3"/>
          <table:table-cell office:value-type="string" calcext:value-type="string">
            <text:p>COX-2;MAPK</text:p>
          </table:table-cell>
          <table:table-cell table:number-columns-repeated="1018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8656338" calcext:value-type="float">
            <text:p>18656338</text:p>
          </table:table-cell>
          <table:table-cell table:number-columns-repeated="3"/>
          <table:table-cell office:value-type="string" calcext:value-type="string">
            <text:p>CDK2;CDK4</text:p>
          </table:table-cell>
          <table:table-cell table:number-columns-repeated="1018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8656338" calcext:value-type="float">
            <text:p>18656338</text:p>
          </table:table-cell>
          <table:table-cell table:number-columns-repeated="3"/>
          <table:table-cell office:value-type="string" calcext:value-type="string">
            <text:p>p27</text:p>
          </table:table-cell>
          <table:table-cell table:number-columns-repeated="1018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8691156" calcext:value-type="float">
            <text:p>18691156</text:p>
          </table:table-cell>
          <table:table-cell table:number-columns-repeated="3"/>
          <table:table-cell office:value-type="string" calcext:value-type="string">
            <text:p>membrane proteins</text:p>
          </table:table-cell>
          <table:table-cell table:number-columns-repeated="1018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8640059" calcext:value-type="float">
            <text:p>18640059</text:p>
          </table:table-cell>
          <table:table-cell office:value-type="string" calcext:value-type="string">
            <text:p>EMF</text:p>
          </table:table-cell>
          <table:table-cell table:number-columns-repeated="1021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8594946" calcext:value-type="float">
            <text:p>18594946</text:p>
          </table:table-cell>
          <table:table-cell table:number-columns-repeated="3"/>
          <table:table-cell office:value-type="string" calcext:value-type="string">
            <text:p>transglutaminase</text:p>
          </table:table-cell>
          <table:table-cell table:number-columns-repeated="1018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8640003" calcext:value-type="float">
            <text:p>18640003</text:p>
          </table:table-cell>
          <table:table-cell/>
          <table:table-cell office:value-type="string" calcext:value-type="string">
            <text:p>p38MAPK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8670732" calcext:value-type="float">
            <text:p>18670732</text:p>
          </table:table-cell>
          <table:table-cell/>
          <table:table-cell office:value-type="string" calcext:value-type="string">
            <text:p>ESA</text:p>
          </table:table-cell>
          <table:table-cell table:number-columns-repeated="1020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8711746" calcext:value-type="float">
            <text:p>18711746</text:p>
          </table:table-cell>
          <table:table-cell/>
          <table:table-cell office:value-type="string" calcext:value-type="string">
            <text:p>PKC-alpha</text:p>
          </table:table-cell>
          <table:table-cell table:number-columns-repeated="1020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8609294" calcext:value-type="float">
            <text:p>18609294</text:p>
          </table:table-cell>
          <table:table-cell office:value-type="string" calcext:value-type="string">
            <text:p>HAA</text:p>
          </table:table-cell>
          <table:table-cell table:number-columns-repeated="1021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8680106" calcext:value-type="float">
            <text:p>18680106</text:p>
          </table:table-cell>
          <table:table-cell table:number-columns-repeated="3"/>
          <table:table-cell office:value-type="string" calcext:value-type="string">
            <text:p>RNA-binding protein</text:p>
          </table:table-cell>
          <table:table-cell table:number-columns-repeated="1018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8680106" calcext:value-type="float">
            <text:p>18680106</text:p>
          </table:table-cell>
          <table:table-cell table:number-columns-repeated="2"/>
          <table:table-cell office:value-type="string" calcext:value-type="string">
            <text:p>flavonoid</text:p>
          </table:table-cell>
          <table:table-cell table:number-columns-repeated="1019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8680106" calcext:value-type="float">
            <text:p>18680106</text:p>
          </table:table-cell>
          <table:table-cell table:number-columns-repeated="3"/>
          <table:table-cell office:value-type="string" calcext:value-type="string">
            <text:p>RNA binding protein</text:p>
          </table:table-cell>
          <table:table-cell table:number-columns-repeated="1018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8680106" calcext:value-type="float">
            <text:p>18680106</text:p>
          </table:table-cell>
          <table:table-cell table:number-columns-repeated="3"/>
          <table:table-cell office:value-type="string" calcext:value-type="string">
            <text:p>RNA binding protein</text:p>
          </table:table-cell>
          <table:table-cell table:number-columns-repeated="1018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8600473" calcext:value-type="float">
            <text:p>18600473</text:p>
          </table:table-cell>
          <table:table-cell/>
          <table:table-cell office:value-type="string" calcext:value-type="string">
            <text:p>B16; F10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8574490" calcext:value-type="float">
            <text:p>18574490</text:p>
          </table:table-cell>
          <table:table-cell table:number-columns-repeated="2"/>
          <table:table-cell office:value-type="string" calcext:value-type="string">
            <text:p>docetaxel;prednisone;mitoxantrone</text:p>
          </table:table-cell>
          <table:table-cell table:number-columns-repeated="1019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8709661" calcext:value-type="float">
            <text:p>18709661</text:p>
          </table:table-cell>
          <table:table-cell/>
          <table:table-cell office:value-type="string" calcext:value-type="string">
            <text:p>TLR3</text:p>
          </table:table-cell>
          <table:table-cell table:number-columns-repeated="2"/>
          <table:table-cell office:value-type="string" calcext:value-type="string">
            <text:p>agonist</text:p>
          </table:table-cell>
          <table:table-cell table:number-columns-repeated="1017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8642088" calcext:value-type="float">
            <text:p>18642088</text:p>
          </table:table-cell>
          <table:table-cell/>
          <table:table-cell office:value-type="string" calcext:value-type="string">
            <text:p>sst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8564281" calcext:value-type="float">
            <text:p>18564281</text:p>
          </table:table-cell>
          <table:table-cell table:number-columns-repeated="3"/>
          <table:table-cell office:value-type="string" calcext:value-type="string">
            <text:p>neuropeptide</text:p>
          </table:table-cell>
          <table:table-cell table:number-columns-repeated="1018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8652909" calcext:value-type="float">
            <text:p>18652909</text:p>
          </table:table-cell>
          <table:table-cell office:value-type="string" calcext:value-type="string">
            <text:p>retinol</text:p>
          </table:table-cell>
          <table:table-cell table:number-columns-repeated="3"/>
          <table:table-cell office:value-type="string" calcext:value-type="string">
            <text:p>acyltransferase</text:p>
          </table:table-cell>
          <table:table-cell table:number-columns-repeated="1017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8711749" calcext:value-type="float">
            <text:p>18711749</text:p>
          </table:table-cell>
          <table:table-cell table:number-columns-repeated="2"/>
          <table:table-cell office:value-type="string" calcext:value-type="string">
            <text:p>nitric oxide</text:p>
          </table:table-cell>
          <table:table-cell table:number-columns-repeated="1019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8711749" calcext:value-type="float">
            <text:p>18711749</text:p>
          </table:table-cell>
          <table:table-cell/>
          <table:table-cell office:value-type="string" calcext:value-type="string">
            <text:p>Ang1;CXCR4;Tie2</text:p>
          </table:table-cell>
          <table:table-cell table:number-columns-repeated="2"/>
          <table:table-cell office:value-type="string" calcext:value-type="string">
            <text:p>antagonist;antibody</text:p>
          </table:table-cell>
          <table:table-cell table:number-columns-repeated="1017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8711750" calcext:value-type="float">
            <text:p>18711750</text:p>
          </table:table-cell>
          <table:table-cell office:value-type="string" calcext:value-type="string">
            <text:p>MEK</text:p>
          </table:table-cell>
          <table:table-cell table:number-columns-repeated="1021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8708284" calcext:value-type="float">
            <text:p>18708284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18708285" calcext:value-type="float">
            <text:p>18708285</text:p>
          </table:table-cell>
          <table:table-cell/>
          <table:table-cell office:value-type="string" calcext:value-type="string">
            <text:p>EPA</text:p>
          </table:table-cell>
          <table:table-cell table:number-columns-repeated="1020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18708285" calcext:value-type="float">
            <text:p>18708285</text:p>
          </table:table-cell>
          <table:table-cell/>
          <table:table-cell office:value-type="string" calcext:value-type="string">
            <text:p>EPA</text:p>
          </table:table-cell>
          <table:table-cell table:number-columns-repeated="1020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18568422" calcext:value-type="float">
            <text:p>18568422</text:p>
          </table:table-cell>
          <table:table-cell office:value-type="string" calcext:value-type="string">
            <text:p>guanine</text:p>
          </table:table-cell>
          <table:table-cell table:number-columns-repeated="3"/>
          <table:table-cell office:value-type="string" calcext:value-type="string">
            <text:p>exchange factor</text:p>
          </table:table-cell>
          <table:table-cell table:number-columns-repeated="1017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8568422" calcext:value-type="float">
            <text:p>18568422</text:p>
          </table:table-cell>
          <table:table-cell/>
          <table:table-cell office:value-type="string" calcext:value-type="string">
            <text:p>RCC1</text:p>
          </table:table-cell>
          <table:table-cell table:number-columns-repeated="2"/>
          <table:table-cell office:value-type="string" calcext:value-type="string">
            <text:p>mutant</text:p>
          </table:table-cell>
          <table:table-cell table:number-columns-repeated="1017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8599154" calcext:value-type="float">
            <text:p>18599154</text:p>
          </table:table-cell>
          <table:table-cell/>
          <table:table-cell office:value-type="string" calcext:value-type="string">
            <text:p>EMT</text:p>
          </table:table-cell>
          <table:table-cell table:number-columns-repeated="1020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8603252" calcext:value-type="float">
            <text:p>18603252</text:p>
          </table:table-cell>
          <table:table-cell table:number-columns-repeated="2"/>
          <table:table-cell office:value-type="string" calcext:value-type="string">
            <text:p>acetylcholine</text:p>
          </table:table-cell>
          <table:table-cell table:number-columns-repeated="1019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8603252" calcext:value-type="float">
            <text:p>18603252</text:p>
          </table:table-cell>
          <table:table-cell office:value-type="string" calcext:value-type="string">
            <text:p>co-enzyme A</text:p>
          </table:table-cell>
          <table:table-cell table:number-columns-repeated="3"/>
          <table:table-cell office:value-type="string" calcext:value-type="string">
            <text:p>synthase</text:p>
          </table:table-cell>
          <table:table-cell table:number-columns-repeated="1017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18633600" calcext:value-type="float">
            <text:p>18633600</text:p>
          </table:table-cell>
          <table:table-cell office:value-type="string" calcext:value-type="string">
            <text:p>N2a</text:p>
          </table:table-cell>
          <table:table-cell table:number-columns-repeated="3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18704946" calcext:value-type="float">
            <text:p>18704946</text:p>
          </table:table-cell>
          <table:table-cell office:value-type="string" calcext:value-type="string">
            <text:p>5-HT</text:p>
          </table:table-cell>
          <table:table-cell table:number-columns-repeated="3"/>
          <table:table-cell office:value-type="string" calcext:value-type="string">
            <text:p>binding site</text:p>
          </table:table-cell>
          <table:table-cell table:number-columns-repeated="1017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18636040" calcext:value-type="float">
            <text:p>18636040</text:p>
          </table:table-cell>
          <table:table-cell table:number-columns-repeated="3"/>
          <table:table-cell office:value-type="string" calcext:value-type="string">
            <text:p>IL-6</text:p>
          </table:table-cell>
          <table:table-cell table:number-columns-repeated="1018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8691343" calcext:value-type="float">
            <text:p>18691343</text:p>
          </table:table-cell>
          <table:table-cell/>
          <table:table-cell office:value-type="string" calcext:value-type="string">
            <text:p>CD4</text:p>
          </table:table-cell>
          <table:table-cell table:number-columns-repeated="2"/>
          <table:table-cell office:value-type="string" calcext:value-type="string">
            <text:p>lymphocytes</text:p>
          </table:table-cell>
          <table:table-cell table:number-columns-repeated="1017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8602447" calcext:value-type="float">
            <text:p>18602447</text:p>
          </table:table-cell>
          <table:table-cell table:number-columns-repeated="3"/>
          <table:table-cell office:value-type="string" calcext:value-type="string">
            <text:p>JAK2;insulin</text:p>
          </table:table-cell>
          <table:table-cell table:number-columns-repeated="1018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8609433" calcext:value-type="float">
            <text:p>18609433</text:p>
          </table:table-cell>
          <table:table-cell office:value-type="string" calcext:value-type="string">
            <text:p>1A2</text:p>
          </table:table-cell>
          <table:table-cell table:number-columns-repeated="1021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8599210" calcext:value-type="float">
            <text:p>18599210</text:p>
          </table:table-cell>
          <table:table-cell/>
          <table:table-cell office:value-type="string" calcext:value-type="string">
            <text:p>STP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8683188" calcext:value-type="float">
            <text:p>18683188</text:p>
          </table:table-cell>
          <table:table-cell table:number-columns-repeated="2"/>
          <table:table-cell office:value-type="string" calcext:value-type="string">
            <text:p>oxygen</text:p>
          </table:table-cell>
          <table:table-cell table:number-columns-repeated="1019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18710402" calcext:value-type="float">
            <text:p>18710402</text:p>
          </table:table-cell>
          <table:table-cell/>
          <table:table-cell office:value-type="string" calcext:value-type="string">
            <text:p>CD4</text:p>
          </table:table-cell>
          <table:table-cell table:number-columns-repeated="2"/>
          <table:table-cell office:value-type="string" calcext:value-type="string">
            <text:p>lymphocytes</text:p>
          </table:table-cell>
          <table:table-cell table:number-columns-repeated="1017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8584896" calcext:value-type="float">
            <text:p>18584896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PKC</text:p>
          </table:table-cell>
          <table:table-cell office:value-type="string" calcext:value-type="string">
            <text:p>chelerythrine;5HD</text:p>
          </table:table-cell>
          <table:table-cell/>
          <table:table-cell office:value-type="string" calcext:value-type="string">
            <text:p>inhibitor;channel</text:p>
          </table:table-cell>
          <table:table-cell table:number-columns-repeated="1017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8619713" calcext:value-type="float">
            <text:p>18619713</text:p>
          </table:table-cell>
          <table:table-cell office:value-type="string" calcext:value-type="string">
            <text:p>dUTP</text:p>
          </table:table-cell>
          <table:table-cell table:number-columns-repeated="3"/>
          <table:table-cell office:value-type="string" calcext:value-type="string">
            <text:p>nucleotidohydrolase</text:p>
          </table:table-cell>
          <table:table-cell table:number-columns-repeated="1017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18574670" calcext:value-type="float">
            <text:p>18574670</text:p>
          </table:table-cell>
          <table:table-cell/>
          <table:table-cell office:value-type="string" calcext:value-type="string">
            <text:p>PAF;ADP;ABT;P2Y1;P2Y12;PSGL-1</text:p>
          </table:table-cell>
          <table:table-cell table:number-columns-repeated="1020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18634065" calcext:value-type="float">
            <text:p>18634065</text:p>
          </table:table-cell>
          <table:table-cell/>
          <table:table-cell office:value-type="string" calcext:value-type="string">
            <text:p>Rho</text:p>
          </table:table-cell>
          <table:table-cell table:number-columns-repeated="2"/>
          <table:table-cell office:value-type="string" calcext:value-type="string">
            <text:p>mutants</text:p>
          </table:table-cell>
          <table:table-cell table:number-columns-repeated="1017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18634065" calcext:value-type="float">
            <text:p>18634065</text:p>
          </table:table-cell>
          <table:table-cell table:number-columns-repeated="3"/>
          <table:table-cell office:value-type="string" calcext:value-type="string">
            <text:p>actin</text:p>
          </table:table-cell>
          <table:table-cell table:number-columns-repeated="1018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18634065" calcext:value-type="float">
            <text:p>18634065</text:p>
          </table:table-cell>
          <table:table-cell table:number-columns-repeated="3"/>
          <table:table-cell office:value-type="string" calcext:value-type="string">
            <text:p>MMP-13 ;IL-1alpha</text:p>
          </table:table-cell>
          <table:table-cell table:number-columns-repeated="1018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18683221" calcext:value-type="float">
            <text:p>18683221</text:p>
          </table:table-cell>
          <table:table-cell office:value-type="string" calcext:value-type="string">
            <text:p>polystyrene</text:p>
          </table:table-cell>
          <table:table-cell table:number-columns-repeated="3"/>
          <table:table-cell office:value-type="string" calcext:value-type="string">
            <text:p>controls</text:p>
          </table:table-cell>
          <table:table-cell table:number-columns-repeated="1017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8704955" calcext:value-type="float">
            <text:p>18704955</text:p>
          </table:table-cell>
          <table:table-cell/>
          <table:table-cell office:value-type="string" calcext:value-type="string">
            <text:p>PEG;Lys</text:p>
          </table:table-cell>
          <table:table-cell table:number-columns-repeated="1020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8633619" calcext:value-type="float">
            <text:p>18633619</text:p>
          </table:table-cell>
          <table:table-cell office:value-type="string" calcext:value-type="string">
            <text:p>chloroethyl;1-nitrosourea;O (6)-methylguanine</text:p>
          </table:table-cell>
          <table:table-cell office:value-type="string" calcext:value-type="string">
            <text:p>bis</text:p>
          </table:table-cell>
          <table:table-cell table:number-columns-repeated="2"/>
          <table:table-cell office:value-type="string" calcext:value-type="string">
            <text:p>methyltransferase</text:p>
          </table:table-cell>
          <table:table-cell table:number-columns-repeated="1017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8683263" calcext:value-type="float">
            <text:p>18683263</text:p>
          </table:table-cell>
          <table:table-cell/>
          <table:table-cell office:value-type="string" calcext:value-type="string">
            <text:p>TCA;acetyl-CoA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table:number-columns-repeated="1017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8683263" calcext:value-type="float">
            <text:p>18683263</text:p>
          </table:table-cell>
          <table:table-cell/>
          <table:table-cell office:value-type="string" calcext:value-type="string">
            <text:p>icdA</text:p>
          </table:table-cell>
          <table:table-cell table:number-columns-repeated="2"/>
          <table:table-cell office:value-type="string" calcext:value-type="string">
            <text:p>mutant</text:p>
          </table:table-cell>
          <table:table-cell table:number-columns-repeated="1017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8580872" calcext:value-type="float">
            <text:p>18580872</text:p>
          </table:table-cell>
          <table:table-cell table:number-columns-repeated="3"/>
          <table:table-cell office:value-type="string" calcext:value-type="string">
            <text:p>CCK</text:p>
          </table:table-cell>
          <table:table-cell table:number-columns-repeated="101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8580876" calcext:value-type="float">
            <text:p>18580876</text:p>
          </table:table-cell>
          <table:table-cell/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8654608" calcext:value-type="float">
            <text:p>18654608</text:p>
          </table:table-cell>
          <table:table-cell/>
          <table:table-cell office:value-type="string" calcext:value-type="string">
            <text:p>ADR</text:p>
          </table:table-cell>
          <table:table-cell/>
          <table:table-cell office:value-type="string" calcext:value-type="string">
            <text:p>glycoprotein</text:p>
          </table:table-cell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8654608" calcext:value-type="float">
            <text:p>18654608</text:p>
          </table:table-cell>
          <table:table-cell/>
          <table:table-cell office:value-type="string" calcext:value-type="string">
            <text:p>ADR</text:p>
          </table:table-cell>
          <table:table-cell/>
          <table:table-cell office:value-type="string" calcext:value-type="string">
            <text:p>glycoprotein;JNK</text:p>
          </table:table-cell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8617751" calcext:value-type="float">
            <text:p>18617751</text:p>
          </table:table-cell>
          <table:table-cell/>
          <table:table-cell office:value-type="string" calcext:value-type="string">
            <text:p>PGI</text:p>
          </table:table-cell>
          <table:table-cell office:value-type="string" calcext:value-type="string">
            <text:p>prostacyclin</text:p>
          </table:table-cell>
          <table:table-cell table:number-columns-repeated="1019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8617751" calcext:value-type="float">
            <text:p>18617751</text:p>
          </table:table-cell>
          <table:table-cell/>
          <table:table-cell office:value-type="string" calcext:value-type="string">
            <text:p>PPARalpha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18615707" calcext:value-type="float">
            <text:p>18615707</text:p>
          </table:table-cell>
          <table:table-cell table:number-columns-repeated="2"/>
          <table:table-cell office:value-type="string" calcext:value-type="string">
            <text:p>peptidoglycan</text:p>
          </table:table-cell>
          <table:table-cell table:number-columns-repeated="1019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8698130" calcext:value-type="float">
            <text:p>18698130</text:p>
          </table:table-cell>
          <table:table-cell/>
          <table:table-cell office:value-type="string" calcext:value-type="string">
            <text:p>GAG;Ser</text:p>
          </table:table-cell>
          <table:table-cell table:number-columns-repeated="1020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8703794" calcext:value-type="float">
            <text:p>18703794</text:p>
          </table:table-cell>
          <table:table-cell/>
          <table:table-cell office:value-type="string" calcext:value-type="string">
            <text:p>TH1</text:p>
          </table:table-cell>
          <table:table-cell table:number-columns-repeated="1020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8607542" calcext:value-type="float">
            <text:p>18607542</text:p>
          </table:table-cell>
          <table:table-cell office:value-type="string" calcext:value-type="string">
            <text:p>20S</text:p>
          </table:table-cell>
          <table:table-cell table:number-columns-repeated="1021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8673089" calcext:value-type="float">
            <text:p>18673089</text:p>
          </table:table-cell>
          <table:table-cell/>
          <table:table-cell office:value-type="string" calcext:value-type="string">
            <text:p>EBD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8570695" calcext:value-type="float">
            <text:p>18570695</text:p>
          </table:table-cell>
          <table:table-cell/>
          <table:table-cell office:value-type="string" calcext:value-type="string">
            <text:p>PAH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8636241" calcext:value-type="float">
            <text:p>18636241</text:p>
          </table:table-cell>
          <table:table-cell/>
          <table:table-cell office:value-type="string" calcext:value-type="string">
            <text:p><text:s/>Ca2</text:p>
          </table:table-cell>
          <table:table-cell table:number-columns-repeated="1020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8701806" calcext:value-type="float">
            <text:p>18701806</text:p>
          </table:table-cell>
          <table:table-cell/>
          <table:table-cell office:value-type="string" calcext:value-type="string">
            <text:p>HAP;amelogenin</text:p>
          </table:table-cell>
          <table:table-cell table:number-columns-repeated="2"/>
          <table:table-cell office:value-type="string" calcext:value-type="string">
            <text:p>assays</text:p>
          </table:table-cell>
          <table:table-cell table:number-columns-repeated="1017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18696104" calcext:value-type="float">
            <text:p>18696104</text:p>
          </table:table-cell>
          <table:table-cell office:value-type="string" calcext:value-type="string">
            <text:p>cAMP</text:p>
          </table:table-cell>
          <table:table-cell table:number-columns-repeated="3"/>
          <table:table-cell office:value-type="string" calcext:value-type="string">
            <text:p>mutant</text:p>
          </table:table-cell>
          <table:table-cell table:number-columns-repeated="1017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18704953" calcext:value-type="float">
            <text:p>18704953</text:p>
          </table:table-cell>
          <table:table-cell/>
          <table:table-cell office:value-type="string" calcext:value-type="string">
            <text:p>Cys</text:p>
          </table:table-cell>
          <table:table-cell table:number-columns-repeated="1020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8703622" calcext:value-type="float">
            <text:p>18703622</text:p>
          </table:table-cell>
          <table:table-cell/>
          <table:table-cell office:value-type="string" calcext:value-type="string">
            <text:p>IGF-I receptor</text:p>
          </table:table-cell>
          <table:table-cell table:number-columns-repeated="2"/>
          <table:table-cell office:value-type="string" calcext:value-type="string">
            <text:p>antagonist</text:p>
          </table:table-cell>
          <table:table-cell table:number-columns-repeated="1017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8710819" calcext:value-type="float">
            <text:p>18710819</text:p>
          </table:table-cell>
          <table:table-cell office:value-type="string" calcext:value-type="string">
            <text:p>HS</text:p>
          </table:table-cell>
          <table:table-cell table:number-columns-repeated="1021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18674953" calcext:value-type="float">
            <text:p>18674953</text:p>
          </table:table-cell>
          <table:table-cell table:number-columns-repeated="2"/>
          <table:table-cell office:value-type="string" calcext:value-type="string">
            <text:p>oxygen;Ca(2</text:p>
          </table:table-cell>
          <table:table-cell table:number-columns-repeated="1019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18607689" calcext:value-type="float">
            <text:p>18607689</text:p>
          </table:table-cell>
          <table:table-cell/>
          <table:table-cell office:value-type="string" calcext:value-type="string">
            <text:p>PCI;ADP</text:p>
          </table:table-cell>
          <table:table-cell table:number-columns-repeated="1020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18665051" calcext:value-type="float">
            <text:p>18665051</text:p>
          </table:table-cell>
          <table:table-cell/>
          <table:table-cell office:value-type="string" calcext:value-type="string">
            <text:p>HMGB1;RAGE</text:p>
          </table:table-cell>
          <table:table-cell table:number-columns-repeated="2"/>
          <table:table-cell office:value-type="string" calcext:value-type="string">
            <text:p>antibody</text:p>
          </table:table-cell>
          <table:table-cell table:number-columns-repeated="1017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18637715" calcext:value-type="float">
            <text:p>18637715</text:p>
          </table:table-cell>
          <table:table-cell/>
          <table:table-cell office:value-type="string" calcext:value-type="string">
            <text:p>MIA</text:p>
          </table:table-cell>
          <table:table-cell table:number-columns-repeated="1020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18699774" calcext:value-type="float">
            <text:p>18699774</text:p>
          </table:table-cell>
          <table:table-cell/>
          <table:table-cell office:value-type="string" calcext:value-type="string">
            <text:p>HBL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18644606" calcext:value-type="float">
            <text:p>18644606</text:p>
          </table:table-cell>
          <table:table-cell office:value-type="string" calcext:value-type="string">
            <text:p>risperidone</text:p>
          </table:table-cell>
          <table:table-cell table:number-columns-repeated="102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8704001" calcext:value-type="float">
            <text:p>18704001</text:p>
          </table:table-cell>
          <table:table-cell/>
          <table:table-cell office:value-type="string" calcext:value-type="string">
            <text:p>Glu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table:number-columns-repeated="1017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18691715" calcext:value-type="float">
            <text:p>18691715</text:p>
          </table:table-cell>
          <table:table-cell table:number-columns-repeated="2"/>
          <table:table-cell office:value-type="string" calcext:value-type="string">
            <text:p>glutathione</text:p>
          </table:table-cell>
          <table:table-cell table:number-columns-repeated="1019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18691715" calcext:value-type="float">
            <text:p>18691715</text:p>
          </table:table-cell>
          <table:table-cell/>
          <table:table-cell office:value-type="string" calcext:value-type="string">
            <text:p>PCR;Gclc</text:p>
          </table:table-cell>
          <table:table-cell/>
          <table:table-cell office:value-type="string" calcext:value-type="string">
            <text:p>luciferase</text:p>
          </table:table-cell>
          <table:table-cell table:number-columns-repeated="1018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18673303" calcext:value-type="float">
            <text:p>1867330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MTG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18608753" calcext:value-type="float">
            <text:p>18608753</text:p>
          </table:table-cell>
          <table:table-cell/>
          <table:table-cell office:value-type="string" calcext:value-type="string">
            <text:p>ADP</text:p>
          </table:table-cell>
          <table:table-cell table:number-columns-repeated="1020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18648748" calcext:value-type="float">
            <text:p>18648748</text:p>
          </table:table-cell>
          <table:table-cell/>
          <table:table-cell office:value-type="string" calcext:value-type="string">
            <text:p>DMH</text:p>
          </table:table-cell>
          <table:table-cell table:number-columns-repeated="1020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18650805" calcext:value-type="float">
            <text:p>18650805</text:p>
          </table:table-cell>
          <table:table-cell office:value-type="string" calcext:value-type="string">
            <text:p>heroin</text:p>
          </table:table-cell>
          <table:table-cell table:number-columns-repeated="3"/>
          <table:table-cell office:value-type="string" calcext:value-type="string">
            <text:p>addicts</text:p>
          </table:table-cell>
          <table:table-cell table:number-columns-repeated="1017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18655177" calcext:value-type="float">
            <text:p>18655177</text:p>
          </table:table-cell>
          <table:table-cell table:number-columns-repeated="2"/>
          <table:table-cell office:value-type="string" calcext:value-type="string">
            <text:p>malondialdehyde</text:p>
          </table:table-cell>
          <table:table-cell table:number-columns-repeated="1019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18670196" calcext:value-type="float">
            <text:p>18670196</text:p>
          </table:table-cell>
          <table:table-cell table:number-columns-repeated="3"/>
          <table:table-cell office:value-type="string" calcext:value-type="string">
            <text:p>glycoprotein</text:p>
          </table:table-cell>
          <table:table-cell table:number-columns-repeated="1018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18708158" calcext:value-type="float">
            <text:p>18708158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XIAP;API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18708158" calcext:value-type="float">
            <text:p>18708158</text:p>
          </table:table-cell>
          <table:table-cell/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Bax</text:p>
          </table:table-cell>
          <table:table-cell table:number-columns-repeated="1018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18708158" calcext:value-type="float">
            <text:p>18708158</text:p>
          </table:table-cell>
          <table:table-cell/>
          <table:table-cell office:value-type="string" calcext:value-type="string">
            <text:p>XIAP</text:p>
          </table:table-cell>
          <table:table-cell table:number-columns-repeated="1020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18652864" calcext:value-type="float">
            <text:p>18652864</text:p>
          </table:table-cell>
          <table:table-cell office:value-type="string" calcext:value-type="string">
            <text:p>Phe-Gly;Leu;Ile</text:p>
          </table:table-cell>
          <table:table-cell office:value-type="string" calcext:value-type="string">
            <text:p>Tyr</text:p>
          </table:table-cell>
          <table:table-cell/>
          <table:table-cell office:value-type="string" calcext:value-type="string">
            <text:p>neuropeptides</text:p>
          </table:table-cell>
          <table:table-cell table:number-columns-repeated="1018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18672928" calcext:value-type="float">
            <text:p>18672928</text:p>
          </table:table-cell>
          <table:table-cell/>
          <table:table-cell office:value-type="string" calcext:value-type="string">
            <text:p>Trp</text:p>
          </table:table-cell>
          <table:table-cell office:value-type="string" calcext:value-type="string">
            <text:p>N-acetyl-L-tryptophan ethyl ester;3-methylindole;3MI</text:p>
          </table:table-cell>
          <table:table-cell table:number-columns-repeated="1019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8667202" calcext:value-type="float">
            <text:p>18667202</text:p>
          </table:table-cell>
          <table:table-cell/>
          <table:table-cell office:value-type="string" calcext:value-type="string">
            <text:p>angiotensin II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18657228" calcext:value-type="float">
            <text:p>18657228</text:p>
          </table:table-cell>
          <table:table-cell/>
          <table:table-cell office:value-type="string" calcext:value-type="string">
            <text:p>VEGF;KDR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18712272" calcext:value-type="float">
            <text:p>18712272</text:p>
          </table:table-cell>
          <table:table-cell office:value-type="string" calcext:value-type="string">
            <text:p>dihexyl;1,7-diamino-4-azaheptane</text:p>
          </table:table-cell>
          <table:table-cell table:number-columns-repeated="1021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18636508" calcext:value-type="float">
            <text:p>18636508</text:p>
          </table:table-cell>
          <table:table-cell/>
          <table:table-cell office:value-type="string" calcext:value-type="string">
            <text:p>cis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18618086" calcext:value-type="float">
            <text:p>18618086</text:p>
          </table:table-cell>
          <table:table-cell/>
          <table:table-cell office:value-type="string" calcext:value-type="string">
            <text:p>cholesterol</text:p>
          </table:table-cell>
          <table:table-cell table:number-columns-repeated="2"/>
          <table:table-cell office:value-type="string" calcext:value-type="string">
            <text:p>acyltransferase</text:p>
          </table:table-cell>
          <table:table-cell table:number-columns-repeated="1017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18566887" calcext:value-type="float">
            <text:p>18566887</text:p>
          </table:table-cell>
          <table:table-cell office:value-type="string" calcext:value-type="string">
            <text:p>Sialic acid</text:p>
          </table:table-cell>
          <table:table-cell table:number-columns-repeated="3"/>
          <table:table-cell office:value-type="string" calcext:value-type="string">
            <text:p>acetyltransferases</text:p>
          </table:table-cell>
          <table:table-cell table:number-columns-repeated="1017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18608764" calcext:value-type="float">
            <text:p>18608764</text:p>
          </table:table-cell>
          <table:table-cell/>
          <table:table-cell office:value-type="string" calcext:value-type="string">
            <text:p>MLR</text:p>
          </table:table-cell>
          <table:table-cell table:number-columns-repeated="1020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18657007" calcext:value-type="float">
            <text:p>18657007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CBP</text:p>
          </table:table-cell>
          <table:table-cell table:number-columns-repeated="1020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18657009" calcext:value-type="float">
            <text:p>18657009</text:p>
          </table:table-cell>
          <table:table-cell office:value-type="string" calcext:value-type="string">
            <text:p>streptozotocin</text:p>
          </table:table-cell>
          <table:table-cell office:value-type="string" calcext:value-type="string">
            <text:p>angiotensin</text:p>
          </table:table-cell>
          <table:table-cell table:number-columns-repeated="2"/>
          <table:table-cell office:value-type="string" calcext:value-type="string">
            <text:p>blocker</text:p>
          </table:table-cell>
          <table:table-cell table:number-columns-repeated="1017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18635390" calcext:value-type="float">
            <text:p>18635390</text:p>
          </table:table-cell>
          <table:table-cell office:value-type="string" calcext:value-type="string">
            <text:p>DMBA</text:p>
          </table:table-cell>
          <table:table-cell office:value-type="string" calcext:value-type="string">
            <text:p>GLN</text:p>
          </table:table-cell>
          <table:table-cell table:number-columns-repeated="2"/>
          <table:table-cell office:value-type="string" calcext:value-type="string">
            <text:p>carcinogenesis</text:p>
          </table:table-cell>
          <table:table-cell table:number-columns-repeated="1017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8670892" calcext:value-type="float">
            <text:p>18670892</text:p>
          </table:table-cell>
          <table:table-cell office:value-type="string" calcext:value-type="string">
            <text:p>o-diphenol</text:p>
          </table:table-cell>
          <table:table-cell table:number-columns-repeated="1021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8661133" calcext:value-type="float">
            <text:p>18661133</text:p>
          </table:table-cell>
          <table:table-cell/>
          <table:table-cell office:value-type="string" calcext:value-type="string">
            <text:p>KSR;MEFs</text:p>
          </table:table-cell>
          <table:table-cell/>
          <table:table-cell office:value-type="string" calcext:value-type="string">
            <text:p>ERK1</text:p>
          </table:table-cell>
          <table:table-cell table:number-columns-repeated="1018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8581264" calcext:value-type="float">
            <text:p>18581264</text:p>
          </table:table-cell>
          <table:table-cell office:value-type="string" calcext:value-type="string">
            <text:p>Manganese</text:p>
          </table:table-cell>
          <table:table-cell table:number-columns-repeated="3"/>
          <table:table-cell office:value-type="string" calcext:value-type="string">
            <text:p>peroxidases</text:p>
          </table:table-cell>
          <table:table-cell table:number-columns-repeated="1017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8677521" calcext:value-type="float">
            <text:p>18677521</text:p>
          </table:table-cell>
          <table:table-cell/>
          <table:table-cell office:value-type="string" calcext:value-type="string">
            <text:p>omcB</text:p>
          </table:table-cell>
          <table:table-cell table:number-columns-repeated="2"/>
          <table:table-cell office:value-type="string" calcext:value-type="string">
            <text:p>mutant</text:p>
          </table:table-cell>
          <table:table-cell table:number-columns-repeated="1017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18640663" calcext:value-type="float">
            <text:p>18640663</text:p>
          </table:table-cell>
          <table:table-cell office:value-type="string" calcext:value-type="string">
            <text:p>TMJ</text:p>
          </table:table-cell>
          <table:table-cell table:number-columns-repeated="1021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18667302" calcext:value-type="float">
            <text:p>18667302</text:p>
          </table:table-cell>
          <table:table-cell table:number-columns-repeated="3"/>
          <table:table-cell office:value-type="string" calcext:value-type="string">
            <text:p>concanavalin A;ConA</text:p>
          </table:table-cell>
          <table:table-cell table:number-columns-repeated="101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18607918" calcext:value-type="float">
            <text:p>18607918</text:p>
          </table:table-cell>
          <table:table-cell office:value-type="string" calcext:value-type="string">
            <text:p>SGC</text:p>
          </table:table-cell>
          <table:table-cell table:number-columns-repeated="1021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18640717" calcext:value-type="float">
            <text:p>18640717</text:p>
          </table:table-cell>
          <table:table-cell/>
          <table:table-cell office:value-type="string" calcext:value-type="string">
            <text:p>Akt</text:p>
          </table:table-cell>
          <table:table-cell office:value-type="string" calcext:value-type="string">
            <text:p>wortmannin;LY294002</text:p>
          </table:table-cell>
          <table:table-cell table:number-columns-repeated="1019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18640717" calcext:value-type="float">
            <text:p>18640717</text:p>
          </table:table-cell>
          <table:table-cell/>
          <table:table-cell office:value-type="string" calcext:value-type="string">
            <text:p>PI3K</text:p>
          </table:table-cell>
          <table:table-cell office:value-type="string" calcext:value-type="string">
            <text:p>doxorubicin;vincristine</text:p>
          </table:table-cell>
          <table:table-cell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18640717" calcext:value-type="float">
            <text:p>18640717</text:p>
          </table:table-cell>
          <table:table-cell office:value-type="string" calcext:value-type="string">
            <text:p>Pgp</text:p>
          </table:table-cell>
          <table:table-cell table:number-columns-repeated="1021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18677583" calcext:value-type="float">
            <text:p>18677583</text:p>
          </table:table-cell>
          <table:table-cell/>
          <table:table-cell office:value-type="string" calcext:value-type="string">
            <text:p>ERK;PI3K;RSK1</text:p>
          </table:table-cell>
          <table:table-cell table:number-columns-repeated="2"/>
          <table:table-cell office:value-type="string" calcext:value-type="string">
            <text:p>inhibitors;hairpin</text:p>
          </table:table-cell>
          <table:table-cell table:number-columns-repeated="1017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18680550" calcext:value-type="float">
            <text:p>18680550</text:p>
          </table:table-cell>
          <table:table-cell office:value-type="string" calcext:value-type="string">
            <text:p>CHC</text:p>
          </table:table-cell>
          <table:table-cell table:number-columns-repeated="1021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18703532" calcext:value-type="float">
            <text:p>18703532</text:p>
          </table:table-cell>
          <table:table-cell/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18703532" calcext:value-type="float">
            <text:p>18703532</text:p>
          </table:table-cell>
          <table:table-cell/>
          <table:table-cell office:value-type="string" calcext:value-type="string">
            <text:p>AMP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18703532" calcext:value-type="float">
            <text:p>18703532</text:p>
          </table:table-cell>
          <table:table-cell/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8655070" calcext:value-type="float">
            <text:p>18655070</text:p>
          </table:table-cell>
          <table:table-cell table:number-columns-repeated="2"/>
          <table:table-cell office:value-type="string" calcext:value-type="string">
            <text:p>Ca(2</text:p>
          </table:table-cell>
          <table:table-cell table:number-columns-repeated="1019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18629605" calcext:value-type="float">
            <text:p>18629605</text:p>
          </table:table-cell>
          <table:table-cell table:number-columns-repeated="2"/>
          <table:table-cell office:value-type="string" calcext:value-type="string">
            <text:p>thymidine</text:p>
          </table:table-cell>
          <table:table-cell table:number-columns-repeated="1019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18640746" calcext:value-type="float">
            <text:p>18640746</text:p>
          </table:table-cell>
          <table:table-cell office:value-type="string" calcext:value-type="string">
            <text:p>methylene;tetrahydrofolate</text:p>
          </table:table-cell>
          <table:table-cell table:number-columns-repeated="1021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float" office:value="18665326" calcext:value-type="float">
            <text:p>18665326</text:p>
          </table:table-cell>
          <table:table-cell office:value-type="string" calcext:value-type="string">
            <text:p>toluidine blue</text:p>
          </table:table-cell>
          <table:table-cell office:value-type="string" calcext:value-type="string">
            <text:p>MCD</text:p>
          </table:table-cell>
          <table:table-cell table:number-columns-repeated="2"/>
          <table:table-cell office:value-type="string" calcext:value-type="string">
            <text:p>staining</text:p>
          </table:table-cell>
          <table:table-cell table:number-columns-repeated="1017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18665326" calcext:value-type="float">
            <text:p>18665326</text:p>
          </table:table-cell>
          <table:table-cell/>
          <table:table-cell office:value-type="string" calcext:value-type="string">
            <text:p>MCD</text:p>
          </table:table-cell>
          <table:table-cell table:number-columns-repeated="1020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18618240" calcext:value-type="float">
            <text:p>18618240</text:p>
          </table:table-cell>
          <table:table-cell office:value-type="string" calcext:value-type="string">
            <text:p>T47</text:p>
          </table:table-cell>
          <table:table-cell table:number-columns-repeated="1021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18587601" calcext:value-type="float">
            <text:p>18587601</text:p>
          </table:table-cell>
          <table:table-cell/>
          <table:table-cell office:value-type="string" calcext:value-type="string">
            <text:p>IPS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18704264" calcext:value-type="float">
            <text:p>18704264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LPO</text:p>
          </table:table-cell>
          <table:table-cell table:number-columns-repeated="2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8577298" calcext:value-type="float">
            <text:p>18577298</text:p>
          </table:table-cell>
          <table:table-cell/>
          <table:table-cell office:value-type="string" calcext:value-type="string">
            <text:p>TAG;insulin receptor substrate-2</text:p>
          </table:table-cell>
          <table:table-cell office:value-type="string" calcext:value-type="string">
            <text:p>tyrosine</text:p>
          </table:table-cell>
          <table:table-cell/>
          <table:table-cell office:value-type="string" calcext:value-type="string">
            <text:p>anti-</text:p>
          </table:table-cell>
          <table:table-cell table:number-columns-repeated="1017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18577298" calcext:value-type="float">
            <text:p>18577298</text:p>
          </table:table-cell>
          <table:table-cell office:value-type="string" calcext:value-type="string">
            <text:p>phosphoenolpyruvate</text:p>
          </table:table-cell>
          <table:table-cell table:number-columns-repeated="3"/>
          <table:table-cell office:value-type="string" calcext:value-type="string">
            <text:p>carboxykinase</text:p>
          </table:table-cell>
          <table:table-cell table:number-columns-repeated="1017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18698132" calcext:value-type="float">
            <text:p>18698132</text:p>
          </table:table-cell>
          <table:table-cell office:value-type="string" calcext:value-type="string">
            <text:p>PC-1</text:p>
          </table:table-cell>
          <table:table-cell table:number-columns-repeated="1021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18614168" calcext:value-type="float">
            <text:p>18614168</text:p>
          </table:table-cell>
          <table:table-cell office:value-type="string" calcext:value-type="string">
            <text:p>tyrosine;Na</text:p>
          </table:table-cell>
          <table:table-cell office:value-type="string" calcext:value-type="string">
            <text:p>Purinergic receptor</text:p>
          </table:table-cell>
          <table:table-cell table:number-columns-repeated="2"/>
          <table:table-cell office:value-type="string" calcext:value-type="string">
            <text:p>agonists;kinases;ATPase</text:p>
          </table:table-cell>
          <table:table-cell table:number-columns-repeated="1017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18649000" calcext:value-type="float">
            <text:p>18649000</text:p>
          </table:table-cell>
          <table:table-cell/>
          <table:table-cell office:value-type="string" calcext:value-type="string">
            <text:p>NDF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18665390" calcext:value-type="float">
            <text:p>18665390</text:p>
          </table:table-cell>
          <table:table-cell/>
          <table:table-cell office:value-type="string" calcext:value-type="string">
            <text:p>sgk1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18665391" calcext:value-type="float">
            <text:p>18665391</text:p>
          </table:table-cell>
          <table:table-cell table:number-columns-repeated="3"/>
          <table:table-cell office:value-type="string" calcext:value-type="string">
            <text:p>TRPC1</text:p>
          </table:table-cell>
          <table:table-cell table:number-columns-repeated="1018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float" office:value="18665391" calcext:value-type="float">
            <text:p>18665391</text:p>
          </table:table-cell>
          <table:table-cell/>
          <table:table-cell office:value-type="string" calcext:value-type="string">
            <text:p>PIP2</text:p>
          </table:table-cell>
          <table:table-cell/>
          <table:table-cell office:value-type="string" calcext:value-type="string">
            <text:p>TRPC3;TRPC7</text:p>
          </table:table-cell>
          <table:table-cell table:number-columns-repeated="1018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18665391" calcext:value-type="float">
            <text:p>18665391</text:p>
          </table:table-cell>
          <table:table-cell/>
          <table:table-cell office:value-type="string" calcext:value-type="string">
            <text:p>PIP2</text:p>
          </table:table-cell>
          <table:table-cell office:value-type="string" calcext:value-type="string">
            <text:p>phosphatidylinositol 3,4,5-trisphosphate</text:p>
          </table:table-cell>
          <table:table-cell table:number-columns-repeated="1019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18655158" calcext:value-type="float">
            <text:p>18655158</text:p>
          </table:table-cell>
          <table:table-cell office:value-type="string" calcext:value-type="string">
            <text:p>N-methyl-D-aspartate;acetylcholine</text:p>
          </table:table-cell>
          <table:table-cell/>
          <table:table-cell office:value-type="string" calcext:value-type="string">
            <text:p>tryptophan</text:p>
          </table:table-cell>
          <table:table-cell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18587580" calcext:value-type="float">
            <text:p>18587580</text:p>
          </table:table-cell>
          <table:table-cell table:number-columns-repeated="2"/>
          <table:table-cell office:value-type="string" calcext:value-type="string">
            <text:p>paclitaxel</text:p>
          </table:table-cell>
          <table:table-cell table:number-columns-repeated="1019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18587580" calcext:value-type="float">
            <text:p>18587580</text:p>
          </table:table-cell>
          <table:table-cell office:value-type="string" calcext:value-type="string">
            <text:p>paclitaxel</text:p>
          </table:table-cell>
          <table:table-cell table:number-columns-repeated="1021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18587580" calcext:value-type="float">
            <text:p>18587580</text:p>
          </table:table-cell>
          <table:table-cell/>
          <table:table-cell office:value-type="string" calcext:value-type="string">
            <text:p>Stat3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8663366" calcext:value-type="float">
            <text:p>18663366</text:p>
          </table:table-cell>
          <table:table-cell office:value-type="string" calcext:value-type="string">
            <text:p>serotonin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18663367" calcext:value-type="float">
            <text:p>18663367</text:p>
          </table:table-cell>
          <table:table-cell table:number-columns-repeated="3"/>
          <table:table-cell office:value-type="string" calcext:value-type="string">
            <text:p>dystrophin;calmodulin</text:p>
          </table:table-cell>
          <table:table-cell table:number-columns-repeated="1018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18684212" calcext:value-type="float">
            <text:p>18684212</text:p>
          </table:table-cell>
          <table:table-cell office:value-type="string" calcext:value-type="string">
            <text:p>adrenocorticotropin;IBS</text:p>
          </table:table-cell>
          <table:table-cell table:number-columns-repeated="1021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18684212" calcext:value-type="float">
            <text:p>18684212</text:p>
          </table:table-cell>
          <table:table-cell office:value-type="string" calcext:value-type="string">
            <text:p>IBS</text:p>
          </table:table-cell>
          <table:table-cell table:number-columns-repeated="1021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18626508" calcext:value-type="float">
            <text:p>18626508</text:p>
          </table:table-cell>
          <table:table-cell/>
          <table:table-cell office:value-type="string" calcext:value-type="string">
            <text:p>PSMA</text:p>
          </table:table-cell>
          <table:table-cell table:number-columns-repeated="1020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18601937" calcext:value-type="float">
            <text:p>18601937</text:p>
          </table:table-cell>
          <table:table-cell office:value-type="string" calcext:value-type="string">
            <text:p>ATP</text:p>
          </table:table-cell>
          <table:table-cell table:number-columns-repeated="3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18665432" calcext:value-type="float">
            <text:p>18665432</text:p>
          </table:table-cell>
          <table:table-cell office:value-type="string" calcext:value-type="string">
            <text:p>Alizarin Red S</text:p>
          </table:table-cell>
          <table:table-cell table:number-columns-repeated="3"/>
          <table:table-cell office:value-type="string" calcext:value-type="string">
            <text:p>staining</text:p>
          </table:table-cell>
          <table:table-cell table:number-columns-repeated="1017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8703333" calcext:value-type="float">
            <text:p>18703333</text:p>
          </table:table-cell>
          <table:table-cell office:value-type="string" calcext:value-type="string">
            <text:p>MTCC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19:23:45.1742719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ecer</meta:initial-creator>
    <meta:creation-date>2013-07-29T11:32:10</meta:creation-date>
    <dc:date>2015-06-10T19:25:16.301030438</dc:date>
    <meta:editing-duration>P4DT21H53M5S</meta:editing-duration>
    <meta:editing-cycles>278</meta:editing-cycles>
    <meta:generator>LibreOffice/4.3.7.2$Linux_X86_64 LibreOffice_project/430m0$Build-2</meta:generator>
    <meta:document-statistic meta:table-count="1" meta:cell-count="1109" meta:object-count="0"/>
  </office:meta>
</office:document-meta>
</file>